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1866in" svg:height="5.3335in" svg:x="4.7417in" svg:y="0.1567in">
            <draw:object draw:notify-on-update-of-ranges="Sheet1.B1:Sheet1.B1 Sheet1.B2:Sheet1.B847 Sheet1.A2:Sheet1.A8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</text:p>
          </table:table-cell>
        </table:table-row>
        <table:table-row table:style-name="ro1">
          <table:table-cell office:value-type="float" office:value="38475887333184" calcext:value-type="float">
            <text:p>38475887333184</text:p>
          </table:table-cell>
          <table:table-cell office:value-type="float" office:value="120" calcext:value-type="float">
            <text:p>120</text:p>
          </table:table-cell>
          <table:table-cell office:value-type="float" office:value="55395" calcext:value-type="float">
            <text:p>55395</text:p>
          </table:table-cell>
        </table:table-row>
        <table:table-row table:style-name="ro1">
          <table:table-cell office:value-type="float" office:value="38475887517291" calcext:value-type="float">
            <text:p>38475887517291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475961676070" calcext:value-type="float">
            <text:p>38475961676070</text:p>
          </table:table-cell>
          <table:table-cell office:value-type="float" office:value="110" calcext:value-type="float">
            <text:p>110</text:p>
          </table:table-cell>
          <table:table-cell office:value-type="float" office:value="56766" calcext:value-type="float">
            <text:p>56766</text:p>
          </table:table-cell>
        </table:table-row>
        <table:table-row table:style-name="ro1">
          <table:table-cell office:value-type="float" office:value="38475961933611" calcext:value-type="float">
            <text:p>38475961933611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76033826121" calcext:value-type="float">
            <text:p>38476033826121</text:p>
          </table:table-cell>
          <table:table-cell office:value-type="float" office:value="123" calcext:value-type="float">
            <text:p>123</text:p>
          </table:table-cell>
          <table:table-cell office:value-type="float" office:value="55199" calcext:value-type="float">
            <text:p>55199</text:p>
          </table:table-cell>
        </table:table-row>
        <table:table-row table:style-name="ro1">
          <table:table-cell office:value-type="float" office:value="38476034015829" calcext:value-type="float">
            <text:p>38476034015829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476105795420" calcext:value-type="float">
            <text:p>38476105795420</text:p>
          </table:table-cell>
          <table:table-cell office:value-type="float" office:value="108" calcext:value-type="float">
            <text:p>108</text:p>
          </table:table-cell>
          <table:table-cell office:value-type="float" office:value="54981" calcext:value-type="float">
            <text:p>54981</text:p>
          </table:table-cell>
        </table:table-row>
        <table:table-row table:style-name="ro1">
          <table:table-cell office:value-type="float" office:value="38476106040554" calcext:value-type="float">
            <text:p>3847610604055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6178071124" calcext:value-type="float">
            <text:p>38476178071124</text:p>
          </table:table-cell>
          <table:table-cell office:value-type="float" office:value="110" calcext:value-type="float">
            <text:p>110</text:p>
          </table:table-cell>
          <table:table-cell office:value-type="float" office:value="55457" calcext:value-type="float">
            <text:p>55457</text:p>
          </table:table-cell>
        </table:table-row>
        <table:table-row table:style-name="ro1">
          <table:table-cell office:value-type="float" office:value="38476178316810" calcext:value-type="float">
            <text:p>3847617831681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76250157394" calcext:value-type="float">
            <text:p>38476250157394</text:p>
          </table:table-cell>
          <table:table-cell office:value-type="float" office:value="110" calcext:value-type="float">
            <text:p>110</text:p>
          </table:table-cell>
          <table:table-cell office:value-type="float" office:value="55217" calcext:value-type="float">
            <text:p>55217</text:p>
          </table:table-cell>
        </table:table-row>
        <table:table-row table:style-name="ro1">
          <table:table-cell office:value-type="float" office:value="38476250403270" calcext:value-type="float">
            <text:p>3847625040327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6322292741" calcext:value-type="float">
            <text:p>38476322292741</text:p>
          </table:table-cell>
          <table:table-cell office:value-type="float" office:value="120" calcext:value-type="float">
            <text:p>120</text:p>
          </table:table-cell>
          <table:table-cell office:value-type="float" office:value="55498" calcext:value-type="float">
            <text:p>55498</text:p>
          </table:table-cell>
        </table:table-row>
        <table:table-row table:style-name="ro1">
          <table:table-cell office:value-type="float" office:value="38476322478735" calcext:value-type="float">
            <text:p>3847632247873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76394344646" calcext:value-type="float">
            <text:p>38476394344646</text:p>
          </table:table-cell>
          <table:table-cell office:value-type="float" office:value="140" calcext:value-type="float">
            <text:p>140</text:p>
          </table:table-cell>
          <table:table-cell office:value-type="float" office:value="55357" calcext:value-type="float">
            <text:p>55357</text:p>
          </table:table-cell>
        </table:table-row>
        <table:table-row table:style-name="ro1">
          <table:table-cell office:value-type="float" office:value="38476394591776" calcext:value-type="float">
            <text:p>38476394591776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6466609750" calcext:value-type="float">
            <text:p>38476466609750</text:p>
          </table:table-cell>
          <table:table-cell office:value-type="float" office:value="110" calcext:value-type="float">
            <text:p>110</text:p>
          </table:table-cell>
          <table:table-cell office:value-type="float" office:value="55482" calcext:value-type="float">
            <text:p>55482</text:p>
          </table:table-cell>
        </table:table-row>
        <table:table-row table:style-name="ro1">
          <table:table-cell office:value-type="float" office:value="38476466843862" calcext:value-type="float">
            <text:p>3847646684386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476538757046" calcext:value-type="float">
            <text:p>38476538757046</text:p>
          </table:table-cell>
          <table:table-cell office:value-type="float" office:value="110" calcext:value-type="float">
            <text:p>110</text:p>
          </table:table-cell>
          <table:table-cell office:value-type="float" office:value="55622" calcext:value-type="float">
            <text:p>55622</text:p>
          </table:table-cell>
        </table:table-row>
        <table:table-row table:style-name="ro1">
          <table:table-cell office:value-type="float" office:value="38476538996314" calcext:value-type="float">
            <text:p>38476538996314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76610908710" calcext:value-type="float">
            <text:p>38476610908710</text:p>
          </table:table-cell>
          <table:table-cell office:value-type="float" office:value="108" calcext:value-type="float">
            <text:p>108</text:p>
          </table:table-cell>
          <table:table-cell office:value-type="float" office:value="55720" calcext:value-type="float">
            <text:p>55720</text:p>
          </table:table-cell>
        </table:table-row>
        <table:table-row table:style-name="ro1">
          <table:table-cell office:value-type="float" office:value="38476611141092" calcext:value-type="float">
            <text:p>38476611141092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476683027674" calcext:value-type="float">
            <text:p>38476683027674</text:p>
          </table:table-cell>
          <table:table-cell office:value-type="float" office:value="108" calcext:value-type="float">
            <text:p>108</text:p>
          </table:table-cell>
          <table:table-cell office:value-type="float" office:value="54744" calcext:value-type="float">
            <text:p>54744</text:p>
          </table:table-cell>
        </table:table-row>
        <table:table-row table:style-name="ro1">
          <table:table-cell office:value-type="float" office:value="38476683258896" calcext:value-type="float">
            <text:p>3847668325889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8476755151136" calcext:value-type="float">
            <text:p>38476755151136</text:p>
          </table:table-cell>
          <table:table-cell office:value-type="float" office:value="108" calcext:value-type="float">
            <text:p>108</text:p>
          </table:table-cell>
          <table:table-cell office:value-type="float" office:value="55219" calcext:value-type="float">
            <text:p>55219</text:p>
          </table:table-cell>
        </table:table-row>
        <table:table-row table:style-name="ro1">
          <table:table-cell office:value-type="float" office:value="38476755385208" calcext:value-type="float">
            <text:p>38476755385208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476829458546" calcext:value-type="float">
            <text:p>38476829458546</text:p>
          </table:table-cell>
          <table:table-cell office:value-type="float" office:value="108" calcext:value-type="float">
            <text:p>108</text:p>
          </table:table-cell>
          <table:table-cell office:value-type="float" office:value="57015" calcext:value-type="float">
            <text:p>57015</text:p>
          </table:table-cell>
        </table:table-row>
        <table:table-row table:style-name="ro1">
          <table:table-cell office:value-type="float" office:value="38476829692006" calcext:value-type="float">
            <text:p>38476829692006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8476903828232" calcext:value-type="float">
            <text:p>38476903828232</text:p>
          </table:table-cell>
          <table:table-cell office:value-type="float" office:value="110" calcext:value-type="float">
            <text:p>110</text:p>
          </table:table-cell>
          <table:table-cell office:value-type="float" office:value="57304" calcext:value-type="float">
            <text:p>57304</text:p>
          </table:table-cell>
        </table:table-row>
        <table:table-row table:style-name="ro1">
          <table:table-cell office:value-type="float" office:value="38476904062040" calcext:value-type="float">
            <text:p>38476904062040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476975937572" calcext:value-type="float">
            <text:p>38476975937572</text:p>
          </table:table-cell>
          <table:table-cell office:value-type="float" office:value="108" calcext:value-type="float">
            <text:p>108</text:p>
          </table:table-cell>
          <table:table-cell office:value-type="float" office:value="54994" calcext:value-type="float">
            <text:p>54994</text:p>
          </table:table-cell>
        </table:table-row>
        <table:table-row table:style-name="ro1">
          <table:table-cell office:value-type="float" office:value="38476976204490" calcext:value-type="float">
            <text:p>3847697620449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77048074932" calcext:value-type="float">
            <text:p>38477048074932</text:p>
          </table:table-cell>
          <table:table-cell office:value-type="float" office:value="108" calcext:value-type="float">
            <text:p>108</text:p>
          </table:table-cell>
          <table:table-cell office:value-type="float" office:value="55738" calcext:value-type="float">
            <text:p>55738</text:p>
          </table:table-cell>
        </table:table-row>
        <table:table-row table:style-name="ro1">
          <table:table-cell office:value-type="float" office:value="38477048315220" calcext:value-type="float">
            <text:p>3847704831522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77109774510" calcext:value-type="float">
            <text:p>38477109774510</text:p>
          </table:table-cell>
          <table:table-cell office:value-type="float" office:value="117" calcext:value-type="float">
            <text:p>117</text:p>
          </table:table-cell>
          <table:table-cell office:value-type="float" office:value="46344" calcext:value-type="float">
            <text:p>46344</text:p>
          </table:table-cell>
        </table:table-row>
        <table:table-row table:style-name="ro1">
          <table:table-cell office:value-type="float" office:value="38477110132695" calcext:value-type="float">
            <text:p>38477110132695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8477120592195" calcext:value-type="float">
            <text:p>38477120592195</text:p>
          </table:table-cell>
          <table:table-cell office:value-type="float" office:value="120" calcext:value-type="float">
            <text:p>120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38477120813142" calcext:value-type="float">
            <text:p>38477120813142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8477120821707" calcext:value-type="float">
            <text:p>384771208217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7192983452" calcext:value-type="float">
            <text:p>38477192983452</text:p>
          </table:table-cell>
          <table:table-cell office:value-type="float" office:value="108" calcext:value-type="float">
            <text:p>108</text:p>
          </table:table-cell>
          <table:table-cell office:value-type="float" office:value="54156" calcext:value-type="float">
            <text:p>54156</text:p>
          </table:table-cell>
        </table:table-row>
        <table:table-row table:style-name="ro1">
          <table:table-cell office:value-type="float" office:value="38477193282456" calcext:value-type="float">
            <text:p>38477193282456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8477265595000" calcext:value-type="float">
            <text:p>38477265595000</text:p>
          </table:table-cell>
          <table:table-cell office:value-type="float" office:value="110" calcext:value-type="float">
            <text:p>110</text:p>
          </table:table-cell>
          <table:table-cell office:value-type="float" office:value="55033" calcext:value-type="float">
            <text:p>55033</text:p>
          </table:table-cell>
        </table:table-row>
        <table:table-row table:style-name="ro1">
          <table:table-cell office:value-type="float" office:value="38477265829064" calcext:value-type="float">
            <text:p>38477265829064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477338245052" calcext:value-type="float">
            <text:p>38477338245052</text:p>
          </table:table-cell>
          <table:table-cell office:value-type="float" office:value="110" calcext:value-type="float">
            <text:p>110</text:p>
          </table:table-cell>
          <table:table-cell office:value-type="float" office:value="54010" calcext:value-type="float">
            <text:p>54010</text:p>
          </table:table-cell>
        </table:table-row>
        <table:table-row table:style-name="ro1">
          <table:table-cell office:value-type="float" office:value="38477338499854" calcext:value-type="float">
            <text:p>38477338499854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77410498698" calcext:value-type="float">
            <text:p>38477410498698</text:p>
          </table:table-cell>
          <table:table-cell office:value-type="float" office:value="138" calcext:value-type="float">
            <text:p>138</text:p>
          </table:table-cell>
          <table:table-cell office:value-type="float" office:value="54708" calcext:value-type="float">
            <text:p>54708</text:p>
          </table:table-cell>
        </table:table-row>
        <table:table-row table:style-name="ro1">
          <table:table-cell office:value-type="float" office:value="38477410747072" calcext:value-type="float">
            <text:p>3847741074707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7482712742" calcext:value-type="float">
            <text:p>38477482712742</text:p>
          </table:table-cell>
          <table:table-cell office:value-type="float" office:value="108" calcext:value-type="float">
            <text:p>108</text:p>
          </table:table-cell>
          <table:table-cell office:value-type="float" office:value="54835" calcext:value-type="float">
            <text:p>54835</text:p>
          </table:table-cell>
        </table:table-row>
        <table:table-row table:style-name="ro1">
          <table:table-cell office:value-type="float" office:value="38477482960368" calcext:value-type="float">
            <text:p>38477482960368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77495186588" calcext:value-type="float">
            <text:p>38477495186588</text:p>
          </table:table-cell>
          <table:table-cell office:value-type="float" office:value="138" calcext:value-type="float">
            <text:p>138</text:p>
          </table:table-cell>
          <table:table-cell office:value-type="float" office:value="8905" calcext:value-type="float">
            <text:p>8905</text:p>
          </table:table-cell>
        </table:table-row>
        <table:table-row table:style-name="ro1">
          <table:table-cell office:value-type="float" office:value="38477495380044" calcext:value-type="float">
            <text:p>38477495380044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477495511972" calcext:value-type="float">
            <text:p>38477495511972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477555839286" calcext:value-type="float">
            <text:p>38477555839286</text:p>
          </table:table-cell>
          <table:table-cell office:value-type="float" office:value="140" calcext:value-type="float">
            <text:p>140</text:p>
          </table:table-cell>
          <table:table-cell office:value-type="float" office:value="45609" calcext:value-type="float">
            <text:p>45609</text:p>
          </table:table-cell>
        </table:table-row>
        <table:table-row table:style-name="ro1">
          <table:table-cell office:value-type="float" office:value="38477556114418" calcext:value-type="float">
            <text:p>38477556114418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477628597874" calcext:value-type="float">
            <text:p>38477628597874</text:p>
          </table:table-cell>
          <table:table-cell office:value-type="float" office:value="108" calcext:value-type="float">
            <text:p>108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38477628846234" calcext:value-type="float">
            <text:p>38477628846234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7702424404" calcext:value-type="float">
            <text:p>38477702424404</text:p>
          </table:table-cell>
          <table:table-cell office:value-type="float" office:value="108" calcext:value-type="float">
            <text:p>108</text:p>
          </table:table-cell>
          <table:table-cell office:value-type="float" office:value="54710" calcext:value-type="float">
            <text:p>54710</text:p>
          </table:table-cell>
        </table:table-row>
        <table:table-row table:style-name="ro1">
          <table:table-cell office:value-type="float" office:value="38477702675232" calcext:value-type="float">
            <text:p>38477702675232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77702683526" calcext:value-type="float">
            <text:p>3847770268352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7775772910" calcext:value-type="float">
            <text:p>38477775772910</text:p>
          </table:table-cell>
          <table:table-cell office:value-type="float" office:value="108" calcext:value-type="float">
            <text:p>108</text:p>
          </table:table-cell>
          <table:table-cell office:value-type="float" office:value="54869" calcext:value-type="float">
            <text:p>54869</text:p>
          </table:table-cell>
        </table:table-row>
        <table:table-row table:style-name="ro1">
          <table:table-cell office:value-type="float" office:value="38477776035002" calcext:value-type="float">
            <text:p>38477776035002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7849549460" calcext:value-type="float">
            <text:p>38477849549460</text:p>
          </table:table-cell>
          <table:table-cell office:value-type="float" office:value="110" calcext:value-type="float">
            <text:p>110</text:p>
          </table:table-cell>
          <table:table-cell office:value-type="float" office:value="55678" calcext:value-type="float">
            <text:p>55678</text:p>
          </table:table-cell>
        </table:table-row>
        <table:table-row table:style-name="ro1">
          <table:table-cell office:value-type="float" office:value="38477849804290" calcext:value-type="float">
            <text:p>38477849804290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477855303424" calcext:value-type="float">
            <text:p>38477855303424</text:p>
          </table:table-cell>
          <table:table-cell office:value-type="float" office:value="117" calcext:value-type="float">
            <text:p>117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8477855616933" calcext:value-type="float">
            <text:p>38477855616933</text:p>
          </table:table-cell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477923189968" calcext:value-type="float">
            <text:p>38477923189968</text:p>
          </table:table-cell>
          <table:table-cell office:value-type="float" office:value="138" calcext:value-type="float">
            <text:p>138</text:p>
          </table:table-cell>
          <table:table-cell office:value-type="float" office:value="50582" calcext:value-type="float">
            <text:p>50582</text:p>
          </table:table-cell>
        </table:table-row>
        <table:table-row table:style-name="ro1">
          <table:table-cell office:value-type="float" office:value="38477923454254" calcext:value-type="float">
            <text:p>38477923454254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8477996870554" calcext:value-type="float">
            <text:p>38477996870554</text:p>
          </table:table-cell>
          <table:table-cell office:value-type="float" office:value="108" calcext:value-type="float">
            <text:p>108</text:p>
          </table:table-cell>
          <table:table-cell office:value-type="float" office:value="55611" calcext:value-type="float">
            <text:p>55611</text:p>
          </table:table-cell>
        </table:table-row>
        <table:table-row table:style-name="ro1">
          <table:table-cell office:value-type="float" office:value="38477997134754" calcext:value-type="float">
            <text:p>38477997134754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8070647219" calcext:value-type="float">
            <text:p>38478070647219</text:p>
          </table:table-cell>
          <table:table-cell office:value-type="float" office:value="120" calcext:value-type="float">
            <text:p>120</text:p>
          </table:table-cell>
          <table:table-cell office:value-type="float" office:value="55039" calcext:value-type="float">
            <text:p>55039</text:p>
          </table:table-cell>
        </table:table-row>
        <table:table-row table:style-name="ro1">
          <table:table-cell office:value-type="float" office:value="38478070668999" calcext:value-type="float">
            <text:p>3847807066899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070854165" calcext:value-type="float">
            <text:p>3847807085416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78143991678" calcext:value-type="float">
            <text:p>38478143991678</text:p>
          </table:table-cell>
          <table:table-cell office:value-type="float" office:value="110" calcext:value-type="float">
            <text:p>110</text:p>
          </table:table-cell>
          <table:table-cell office:value-type="float" office:value="55598" calcext:value-type="float">
            <text:p>55598</text:p>
          </table:table-cell>
        </table:table-row>
        <table:table-row table:style-name="ro1">
          <table:table-cell office:value-type="float" office:value="38478144261554" calcext:value-type="float">
            <text:p>38478144261554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478206147136" calcext:value-type="float">
            <text:p>38478206147136</text:p>
          </table:table-cell>
          <table:table-cell office:value-type="float" office:value="140" calcext:value-type="float">
            <text:p>140</text:p>
          </table:table-cell>
          <table:table-cell office:value-type="float" office:value="46207" calcext:value-type="float">
            <text:p>46207</text:p>
          </table:table-cell>
        </table:table-row>
        <table:table-row table:style-name="ro1">
          <table:table-cell office:value-type="float" office:value="38478206177708" calcext:value-type="float">
            <text:p>38478206177708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78206497700" calcext:value-type="float">
            <text:p>38478206497700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8478216611997" calcext:value-type="float">
            <text:p>38478216611997</text:p>
          </table:table-cell>
          <table:table-cell office:value-type="float" office:value="123" calcext:value-type="float">
            <text:p>123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38478216634689" calcext:value-type="float">
            <text:p>38478216634689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78216825048" calcext:value-type="float">
            <text:p>3847821682504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78290485142" calcext:value-type="float">
            <text:p>38478290485142</text:p>
          </table:table-cell>
          <table:table-cell office:value-type="float" office:value="110" calcext:value-type="float">
            <text:p>110</text:p>
          </table:table-cell>
          <table:table-cell office:value-type="float" office:value="55859" calcext:value-type="float">
            <text:p>55859</text:p>
          </table:table-cell>
        </table:table-row>
        <table:table-row table:style-name="ro1">
          <table:table-cell office:value-type="float" office:value="38478290690404" calcext:value-type="float">
            <text:p>38478290690404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78362557430" calcext:value-type="float">
            <text:p>38478362557430</text:p>
          </table:table-cell>
          <table:table-cell office:value-type="float" office:value="110" calcext:value-type="float">
            <text:p>110</text:p>
          </table:table-cell>
          <table:table-cell office:value-type="float" office:value="54887" calcext:value-type="float">
            <text:p>54887</text:p>
          </table:table-cell>
        </table:table-row>
        <table:table-row table:style-name="ro1">
          <table:table-cell office:value-type="float" office:value="38478362828170" calcext:value-type="float">
            <text:p>3847836282817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478435553442" calcext:value-type="float">
            <text:p>38478435553442</text:p>
          </table:table-cell>
          <table:table-cell office:value-type="float" office:value="110" calcext:value-type="float">
            <text:p>110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 office:value-type="float" office:value="38478435575728" calcext:value-type="float">
            <text:p>384784355757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435819500" calcext:value-type="float">
            <text:p>38478435819500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78508110348" calcext:value-type="float">
            <text:p>38478508110348</text:p>
          </table:table-cell>
          <table:table-cell office:value-type="float" office:value="126" calcext:value-type="float">
            <text:p>126</text:p>
          </table:table-cell>
          <table:table-cell office:value-type="float" office:value="55508" calcext:value-type="float">
            <text:p>55508</text:p>
          </table:table-cell>
        </table:table-row>
        <table:table-row table:style-name="ro1">
          <table:table-cell office:value-type="float" office:value="38478508380128" calcext:value-type="float">
            <text:p>38478508380128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8559148505" calcext:value-type="float">
            <text:p>38478559148505</text:p>
          </table:table-cell>
          <table:table-cell office:value-type="float" office:value="120" calcext:value-type="float">
            <text:p>120</text:p>
          </table:table-cell>
          <table:table-cell office:value-type="float" office:value="38052" calcext:value-type="float">
            <text:p>38052</text:p>
          </table:table-cell>
        </table:table-row>
        <table:table-row table:style-name="ro1">
          <table:table-cell office:value-type="float" office:value="38478559475559" calcext:value-type="float">
            <text:p>38478559475559</text:p>
          </table:table-cell>
          <table:table-cell office:value-type="float" office:value="120" calcext:value-type="float">
            <text:p>12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478581567416" calcext:value-type="float">
            <text:p>38478581567416</text:p>
          </table:table-cell>
          <table:table-cell office:value-type="float" office:value="108" calcext:value-type="float">
            <text:p>108</text:p>
          </table:table-cell>
          <table:table-cell office:value-type="float" office:value="16432" calcext:value-type="float">
            <text:p>16432</text:p>
          </table:table-cell>
        </table:table-row>
        <table:table-row table:style-name="ro1">
          <table:table-cell office:value-type="float" office:value="38478581836550" calcext:value-type="float">
            <text:p>38478581836550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8654289860" calcext:value-type="float">
            <text:p>38478654289860</text:p>
          </table:table-cell>
          <table:table-cell office:value-type="float" office:value="108" calcext:value-type="float">
            <text:p>108</text:p>
          </table:table-cell>
          <table:table-cell office:value-type="float" office:value="55109" calcext:value-type="float">
            <text:p>55109</text:p>
          </table:table-cell>
        </table:table-row>
        <table:table-row table:style-name="ro1">
          <table:table-cell office:value-type="float" office:value="38478654312384" calcext:value-type="float">
            <text:p>3847865431238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654554562" calcext:value-type="float">
            <text:p>38478654554562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478654562352" calcext:value-type="float">
            <text:p>384786545623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727131152" calcext:value-type="float">
            <text:p>38478727131152</text:p>
          </table:table-cell>
          <table:table-cell office:value-type="float" office:value="108" calcext:value-type="float">
            <text:p>108</text:p>
          </table:table-cell>
          <table:table-cell office:value-type="float" office:value="55029" calcext:value-type="float">
            <text:p>55029</text:p>
          </table:table-cell>
        </table:table-row>
        <table:table-row table:style-name="ro1">
          <table:table-cell office:value-type="float" office:value="38478727153160" calcext:value-type="float">
            <text:p>3847872715316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727400944" calcext:value-type="float">
            <text:p>3847872740094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78799956094" calcext:value-type="float">
            <text:p>38478799956094</text:p>
          </table:table-cell>
          <table:table-cell office:value-type="float" office:value="108" calcext:value-type="float">
            <text:p>108</text:p>
          </table:table-cell>
          <table:table-cell office:value-type="float" office:value="55444" calcext:value-type="float">
            <text:p>55444</text:p>
          </table:table-cell>
        </table:table-row>
        <table:table-row table:style-name="ro1">
          <table:table-cell office:value-type="float" office:value="38478800225984" calcext:value-type="float">
            <text:p>38478800225984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8872714524" calcext:value-type="float">
            <text:p>38478872714524</text:p>
          </table:table-cell>
          <table:table-cell office:value-type="float" office:value="124" calcext:value-type="float">
            <text:p>124</text:p>
          </table:table-cell>
          <table:table-cell office:value-type="float" office:value="55435" calcext:value-type="float">
            <text:p>55435</text:p>
          </table:table-cell>
        </table:table-row>
        <table:table-row table:style-name="ro1">
          <table:table-cell office:value-type="float" office:value="38478872736596" calcext:value-type="float">
            <text:p>3847887273659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872985872" calcext:value-type="float">
            <text:p>38478872985872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78907678560" calcext:value-type="float">
            <text:p>38478907678560</text:p>
          </table:table-cell>
          <table:table-cell office:value-type="float" office:value="120" calcext:value-type="float">
            <text:p>120</text:p>
          </table:table-cell>
          <table:table-cell office:value-type="float" office:value="25425" calcext:value-type="float">
            <text:p>25425</text:p>
          </table:table-cell>
        </table:table-row>
        <table:table-row table:style-name="ro1">
          <table:table-cell office:value-type="float" office:value="38478907714905" calcext:value-type="float">
            <text:p>38478907714905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78946649106" calcext:value-type="float">
            <text:p>38478946649106</text:p>
          </table:table-cell>
          <table:table-cell office:value-type="float" office:value="110" calcext:value-type="float">
            <text:p>110</text:p>
          </table:table-cell>
          <table:table-cell office:value-type="float" office:value="29509" calcext:value-type="float">
            <text:p>29509</text:p>
          </table:table-cell>
        </table:table-row>
        <table:table-row table:style-name="ro1">
          <table:table-cell office:value-type="float" office:value="38478946670048" calcext:value-type="float">
            <text:p>3847894667004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8946921316" calcext:value-type="float">
            <text:p>38478946921316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79019608734" calcext:value-type="float">
            <text:p>38479019608734</text:p>
          </table:table-cell>
          <table:table-cell office:value-type="float" office:value="123" calcext:value-type="float">
            <text:p>123</text:p>
          </table:table-cell>
          <table:table-cell office:value-type="float" office:value="55460" calcext:value-type="float">
            <text:p>55460</text:p>
          </table:table-cell>
        </table:table-row>
        <table:table-row table:style-name="ro1">
          <table:table-cell office:value-type="float" office:value="38479019631669" calcext:value-type="float">
            <text:p>38479019631669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79019813334" calcext:value-type="float">
            <text:p>38479019813334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79019821773" calcext:value-type="float">
            <text:p>3847901982177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9092345520" calcext:value-type="float">
            <text:p>38479092345520</text:p>
          </table:table-cell>
          <table:table-cell office:value-type="float" office:value="110" calcext:value-type="float">
            <text:p>110</text:p>
          </table:table-cell>
          <table:table-cell office:value-type="float" office:value="54782" calcext:value-type="float">
            <text:p>54782</text:p>
          </table:table-cell>
        </table:table-row>
        <table:table-row table:style-name="ro1">
          <table:table-cell office:value-type="float" office:value="38479092367402" calcext:value-type="float">
            <text:p>3847909236740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9092616046" calcext:value-type="float">
            <text:p>38479092616046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479165167210" calcext:value-type="float">
            <text:p>38479165167210</text:p>
          </table:table-cell>
          <table:table-cell office:value-type="float" office:value="138" calcext:value-type="float">
            <text:p>138</text:p>
          </table:table-cell>
          <table:table-cell office:value-type="float" office:value="55283" calcext:value-type="float">
            <text:p>55283</text:p>
          </table:table-cell>
        </table:table-row>
        <table:table-row table:style-name="ro1">
          <table:table-cell office:value-type="float" office:value="38479165189566" calcext:value-type="float">
            <text:p>3847916518956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9165436896" calcext:value-type="float">
            <text:p>38479165436896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479238249386" calcext:value-type="float">
            <text:p>38479238249386</text:p>
          </table:table-cell>
          <table:table-cell office:value-type="float" office:value="110" calcext:value-type="float">
            <text:p>110</text:p>
          </table:table-cell>
          <table:table-cell office:value-type="float" office:value="55819" calcext:value-type="float">
            <text:p>55819</text:p>
          </table:table-cell>
        </table:table-row>
        <table:table-row table:style-name="ro1">
          <table:table-cell office:value-type="float" office:value="38479238516622" calcext:value-type="float">
            <text:p>3847923851662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479255805156" calcext:value-type="float">
            <text:p>38479255805156</text:p>
          </table:table-cell>
          <table:table-cell office:value-type="float" office:value="184" calcext:value-type="float">
            <text:p>184</text:p>
          </table:table-cell>
          <table:table-cell office:value-type="float" office:value="12172" calcext:value-type="float">
            <text:p>12172</text:p>
          </table:table-cell>
        </table:table-row>
        <table:table-row table:style-name="ro1">
          <table:table-cell office:value-type="float" office:value="38479256130862" calcext:value-type="float">
            <text:p>38479256130862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479256188671" calcext:value-type="float">
            <text:p>38479256188671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79311868074" calcext:value-type="float">
            <text:p>38479311868074</text:p>
          </table:table-cell>
          <table:table-cell office:value-type="float" office:value="110" calcext:value-type="float">
            <text:p>110</text:p>
          </table:table-cell>
          <table:table-cell office:value-type="float" office:value="41648" calcext:value-type="float">
            <text:p>41648</text:p>
          </table:table-cell>
        </table:table-row>
        <table:table-row table:style-name="ro1">
          <table:table-cell office:value-type="float" office:value="38479312133718" calcext:value-type="float">
            <text:p>38479312133718</text:p>
          </table:table-cell>
          <table:table-cell office:value-type="float" office:value="184" calcext:value-type="float">
            <text:p>18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79384667830" calcext:value-type="float">
            <text:p>38479384667830</text:p>
          </table:table-cell>
          <table:table-cell office:value-type="float" office:value="110" calcext:value-type="float">
            <text:p>110</text:p>
          </table:table-cell>
          <table:table-cell office:value-type="float" office:value="54986" calcext:value-type="float">
            <text:p>54986</text:p>
          </table:table-cell>
        </table:table-row>
        <table:table-row table:style-name="ro1">
          <table:table-cell office:value-type="float" office:value="38479384935104" calcext:value-type="float">
            <text:p>3847938493510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479457787580" calcext:value-type="float">
            <text:p>38479457787580</text:p>
          </table:table-cell>
          <table:table-cell office:value-type="float" office:value="110" calcext:value-type="float">
            <text:p>110</text:p>
          </table:table-cell>
          <table:table-cell office:value-type="float" office:value="55124" calcext:value-type="float">
            <text:p>55124</text:p>
          </table:table-cell>
        </table:table-row>
        <table:table-row table:style-name="ro1">
          <table:table-cell office:value-type="float" office:value="38479457809270" calcext:value-type="float">
            <text:p>3847945780927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9458050432" calcext:value-type="float">
            <text:p>38479458050432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79530097186" calcext:value-type="float">
            <text:p>38479530097186</text:p>
          </table:table-cell>
          <table:table-cell office:value-type="float" office:value="108" calcext:value-type="float">
            <text:p>108</text:p>
          </table:table-cell>
          <table:table-cell office:value-type="float" office:value="55194" calcext:value-type="float">
            <text:p>55194</text:p>
          </table:table-cell>
        </table:table-row>
        <table:table-row table:style-name="ro1">
          <table:table-cell office:value-type="float" office:value="38479530425702" calcext:value-type="float">
            <text:p>38479530425702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479601955424" calcext:value-type="float">
            <text:p>38479601955424</text:p>
          </table:table-cell>
          <table:table-cell office:value-type="float" office:value="108" calcext:value-type="float">
            <text:p>108</text:p>
          </table:table-cell>
          <table:table-cell office:value-type="float" office:value="54292" calcext:value-type="float">
            <text:p>54292</text:p>
          </table:table-cell>
        </table:table-row>
        <table:table-row table:style-name="ro1">
          <table:table-cell office:value-type="float" office:value="38479602261588" calcext:value-type="float">
            <text:p>38479602261588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8479602280008" calcext:value-type="float">
            <text:p>38479602280008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79602456102" calcext:value-type="float">
            <text:p>38479602456102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79674376364" calcext:value-type="float">
            <text:p>38479674376364</text:p>
          </table:table-cell>
          <table:table-cell office:value-type="float" office:value="158" calcext:value-type="float">
            <text:p>158</text:p>
          </table:table-cell>
          <table:table-cell office:value-type="float" office:value="54442" calcext:value-type="float">
            <text:p>54442</text:p>
          </table:table-cell>
        </table:table-row>
        <table:table-row table:style-name="ro1">
          <table:table-cell office:value-type="float" office:value="38479674643898" calcext:value-type="float">
            <text:p>38479674643898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479746575150" calcext:value-type="float">
            <text:p>38479746575150</text:p>
          </table:table-cell>
          <table:table-cell office:value-type="float" office:value="108" calcext:value-type="float">
            <text:p>108</text:p>
          </table:table-cell>
          <table:table-cell office:value-type="float" office:value="55186" calcext:value-type="float">
            <text:p>55186</text:p>
          </table:table-cell>
        </table:table-row>
        <table:table-row table:style-name="ro1">
          <table:table-cell office:value-type="float" office:value="38479746842706" calcext:value-type="float">
            <text:p>38479746842706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79819404192" calcext:value-type="float">
            <text:p>38479819404192</text:p>
          </table:table-cell>
          <table:table-cell office:value-type="float" office:value="110" calcext:value-type="float">
            <text:p>110</text:p>
          </table:table-cell>
          <table:table-cell office:value-type="float" office:value="54466" calcext:value-type="float">
            <text:p>54466</text:p>
          </table:table-cell>
        </table:table-row>
        <table:table-row table:style-name="ro1">
          <table:table-cell office:value-type="float" office:value="38479819671332" calcext:value-type="float">
            <text:p>38479819671332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479891803116" calcext:value-type="float">
            <text:p>38479891803116</text:p>
          </table:table-cell>
          <table:table-cell office:value-type="float" office:value="146" calcext:value-type="float">
            <text:p>146</text:p>
          </table:table-cell>
          <table:table-cell office:value-type="float" office:value="55502" calcext:value-type="float">
            <text:p>55502</text:p>
          </table:table-cell>
        </table:table-row>
        <table:table-row table:style-name="ro1">
          <table:table-cell office:value-type="float" office:value="38479892061110" calcext:value-type="float">
            <text:p>3847989206111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79964119326" calcext:value-type="float">
            <text:p>38479964119326</text:p>
          </table:table-cell>
          <table:table-cell office:value-type="float" office:value="110" calcext:value-type="float">
            <text:p>110</text:p>
          </table:table-cell>
          <table:table-cell office:value-type="float" office:value="55070" calcext:value-type="float">
            <text:p>55070</text:p>
          </table:table-cell>
        </table:table-row>
        <table:table-row table:style-name="ro1">
          <table:table-cell office:value-type="float" office:value="38479964381562" calcext:value-type="float">
            <text:p>38479964381562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0036441510" calcext:value-type="float">
            <text:p>38480036441510</text:p>
          </table:table-cell>
          <table:table-cell office:value-type="float" office:value="138" calcext:value-type="float">
            <text:p>138</text:p>
          </table:table-cell>
          <table:table-cell office:value-type="float" office:value="54955" calcext:value-type="float">
            <text:p>54955</text:p>
          </table:table-cell>
        </table:table-row>
        <table:table-row table:style-name="ro1">
          <table:table-cell office:value-type="float" office:value="38480036706812" calcext:value-type="float">
            <text:p>38480036706812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480108871882" calcext:value-type="float">
            <text:p>38480108871882</text:p>
          </table:table-cell>
          <table:table-cell office:value-type="float" office:value="138" calcext:value-type="float">
            <text:p>138</text:p>
          </table:table-cell>
          <table:table-cell office:value-type="float" office:value="54260" calcext:value-type="float">
            <text:p>54260</text:p>
          </table:table-cell>
        </table:table-row>
        <table:table-row table:style-name="ro1">
          <table:table-cell office:value-type="float" office:value="38480109129216" calcext:value-type="float">
            <text:p>38480109129216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0181257514" calcext:value-type="float">
            <text:p>38480181257514</text:p>
          </table:table-cell>
          <table:table-cell office:value-type="float" office:value="140" calcext:value-type="float">
            <text:p>140</text:p>
          </table:table-cell>
          <table:table-cell office:value-type="float" office:value="55315" calcext:value-type="float">
            <text:p>55315</text:p>
          </table:table-cell>
        </table:table-row>
        <table:table-row table:style-name="ro1">
          <table:table-cell office:value-type="float" office:value="38480181564122" calcext:value-type="float">
            <text:p>38480181564122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8480253698964" calcext:value-type="float">
            <text:p>38480253698964</text:p>
          </table:table-cell>
          <table:table-cell office:value-type="float" office:value="110" calcext:value-type="float">
            <text:p>110</text:p>
          </table:table-cell>
          <table:table-cell office:value-type="float" office:value="55064" calcext:value-type="float">
            <text:p>55064</text:p>
          </table:table-cell>
        </table:table-row>
        <table:table-row table:style-name="ro1">
          <table:table-cell office:value-type="float" office:value="38480253969184" calcext:value-type="float">
            <text:p>38480253969184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480326036214" calcext:value-type="float">
            <text:p>38480326036214</text:p>
          </table:table-cell>
          <table:table-cell office:value-type="float" office:value="108" calcext:value-type="float">
            <text:p>108</text:p>
          </table:table-cell>
          <table:table-cell office:value-type="float" office:value="55329" calcext:value-type="float">
            <text:p>55329</text:p>
          </table:table-cell>
        </table:table-row>
        <table:table-row table:style-name="ro1">
          <table:table-cell office:value-type="float" office:value="38480326299410" calcext:value-type="float">
            <text:p>3848032629941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80398476230" calcext:value-type="float">
            <text:p>38480398476230</text:p>
          </table:table-cell>
          <table:table-cell office:value-type="float" office:value="140" calcext:value-type="float">
            <text:p>140</text:p>
          </table:table-cell>
          <table:table-cell office:value-type="float" office:value="55108" calcext:value-type="float">
            <text:p>55108</text:p>
          </table:table-cell>
        </table:table-row>
        <table:table-row table:style-name="ro1">
          <table:table-cell office:value-type="float" office:value="38480398741222" calcext:value-type="float">
            <text:p>38480398741222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480470778924" calcext:value-type="float">
            <text:p>38480470778924</text:p>
          </table:table-cell>
          <table:table-cell office:value-type="float" office:value="140" calcext:value-type="float">
            <text:p>140</text:p>
          </table:table-cell>
          <table:table-cell office:value-type="float" office:value="55118" calcext:value-type="float">
            <text:p>55118</text:p>
          </table:table-cell>
        </table:table-row>
        <table:table-row table:style-name="ro1">
          <table:table-cell office:value-type="float" office:value="38480471044364" calcext:value-type="float">
            <text:p>38480471044364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480543228288" calcext:value-type="float">
            <text:p>38480543228288</text:p>
          </table:table-cell>
          <table:table-cell office:value-type="float" office:value="110" calcext:value-type="float">
            <text:p>110</text:p>
          </table:table-cell>
          <table:table-cell office:value-type="float" office:value="55274" calcext:value-type="float">
            <text:p>55274</text:p>
          </table:table-cell>
        </table:table-row>
        <table:table-row table:style-name="ro1">
          <table:table-cell office:value-type="float" office:value="38480543488126" calcext:value-type="float">
            <text:p>38480543488126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480615529726" calcext:value-type="float">
            <text:p>38480615529726</text:p>
          </table:table-cell>
          <table:table-cell office:value-type="float" office:value="110" calcext:value-type="float">
            <text:p>110</text:p>
          </table:table-cell>
          <table:table-cell office:value-type="float" office:value="55089" calcext:value-type="float">
            <text:p>55089</text:p>
          </table:table-cell>
        </table:table-row>
        <table:table-row table:style-name="ro1">
          <table:table-cell office:value-type="float" office:value="38480615790122" calcext:value-type="float">
            <text:p>38480615790122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480687917434" calcext:value-type="float">
            <text:p>38480687917434</text:p>
          </table:table-cell>
          <table:table-cell office:value-type="float" office:value="108" calcext:value-type="float">
            <text:p>108</text:p>
          </table:table-cell>
          <table:table-cell office:value-type="float" office:value="55356" calcext:value-type="float">
            <text:p>55356</text:p>
          </table:table-cell>
        </table:table-row>
        <table:table-row table:style-name="ro1">
          <table:table-cell office:value-type="float" office:value="38480688177212" calcext:value-type="float">
            <text:p>38480688177212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0760137400" calcext:value-type="float">
            <text:p>38480760137400</text:p>
          </table:table-cell>
          <table:table-cell office:value-type="float" office:value="110" calcext:value-type="float">
            <text:p>110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float" office:value="38480760386352" calcext:value-type="float">
            <text:p>38480760386352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0832484428" calcext:value-type="float">
            <text:p>38480832484428</text:p>
          </table:table-cell>
          <table:table-cell office:value-type="float" office:value="108" calcext:value-type="float">
            <text:p>108</text:p>
          </table:table-cell>
          <table:table-cell office:value-type="float" office:value="54650" calcext:value-type="float">
            <text:p>54650</text:p>
          </table:table-cell>
        </table:table-row>
        <table:table-row table:style-name="ro1">
          <table:table-cell office:value-type="float" office:value="38480832734348" calcext:value-type="float">
            <text:p>38480832734348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0904889526" calcext:value-type="float">
            <text:p>38480904889526</text:p>
          </table:table-cell>
          <table:table-cell office:value-type="float" office:value="140" calcext:value-type="float">
            <text:p>140</text:p>
          </table:table-cell>
          <table:table-cell office:value-type="float" office:value="54983" calcext:value-type="float">
            <text:p>54983</text:p>
          </table:table-cell>
        </table:table-row>
        <table:table-row table:style-name="ro1">
          <table:table-cell office:value-type="float" office:value="38480905133154" calcext:value-type="float">
            <text:p>38480905133154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80977124674" calcext:value-type="float">
            <text:p>38480977124674</text:p>
          </table:table-cell>
          <table:table-cell office:value-type="float" office:value="108" calcext:value-type="float">
            <text:p>108</text:p>
          </table:table-cell>
          <table:table-cell office:value-type="float" office:value="55519" calcext:value-type="float">
            <text:p>55519</text:p>
          </table:table-cell>
        </table:table-row>
        <table:table-row table:style-name="ro1">
          <table:table-cell office:value-type="float" office:value="38480977366842" calcext:value-type="float">
            <text:p>3848097736684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81049385852" calcext:value-type="float">
            <text:p>38481049385852</text:p>
          </table:table-cell>
          <table:table-cell office:value-type="float" office:value="110" calcext:value-type="float">
            <text:p>110</text:p>
          </table:table-cell>
          <table:table-cell office:value-type="float" office:value="55389" calcext:value-type="float">
            <text:p>55389</text:p>
          </table:table-cell>
        </table:table-row>
        <table:table-row table:style-name="ro1">
          <table:table-cell office:value-type="float" office:value="38481049621550" calcext:value-type="float">
            <text:p>3848104962155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481121646408" calcext:value-type="float">
            <text:p>38481121646408</text:p>
          </table:table-cell>
          <table:table-cell office:value-type="float" office:value="110" calcext:value-type="float">
            <text:p>110</text:p>
          </table:table-cell>
          <table:table-cell office:value-type="float" office:value="54947" calcext:value-type="float">
            <text:p>54947</text:p>
          </table:table-cell>
        </table:table-row>
        <table:table-row table:style-name="ro1">
          <table:table-cell office:value-type="float" office:value="38481121886528" calcext:value-type="float">
            <text:p>3848112188652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481193923690" calcext:value-type="float">
            <text:p>38481193923690</text:p>
          </table:table-cell>
          <table:table-cell office:value-type="float" office:value="138" calcext:value-type="float">
            <text:p>138</text:p>
          </table:table-cell>
          <table:table-cell office:value-type="float" office:value="55531" calcext:value-type="float">
            <text:p>55531</text:p>
          </table:table-cell>
        </table:table-row>
        <table:table-row table:style-name="ro1">
          <table:table-cell office:value-type="float" office:value="38481194161668" calcext:value-type="float">
            <text:p>38481194161668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481266186814" calcext:value-type="float">
            <text:p>38481266186814</text:p>
          </table:table-cell>
          <table:table-cell office:value-type="float" office:value="108" calcext:value-type="float">
            <text:p>108</text:p>
          </table:table-cell>
          <table:table-cell office:value-type="float" office:value="55336" calcext:value-type="float">
            <text:p>55336</text:p>
          </table:table-cell>
        </table:table-row>
        <table:table-row table:style-name="ro1">
          <table:table-cell office:value-type="float" office:value="38481266432426" calcext:value-type="float">
            <text:p>38481266432426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1338424042" calcext:value-type="float">
            <text:p>38481338424042</text:p>
          </table:table-cell>
          <table:table-cell office:value-type="float" office:value="140" calcext:value-type="float">
            <text:p>140</text:p>
          </table:table-cell>
          <table:table-cell office:value-type="float" office:value="54959" calcext:value-type="float">
            <text:p>54959</text:p>
          </table:table-cell>
        </table:table-row>
        <table:table-row table:style-name="ro1">
          <table:table-cell office:value-type="float" office:value="38481338665344" calcext:value-type="float">
            <text:p>38481338665344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81412815016" calcext:value-type="float">
            <text:p>38481412815016</text:p>
          </table:table-cell>
          <table:table-cell office:value-type="float" office:value="138" calcext:value-type="float">
            <text:p>138</text:p>
          </table:table-cell>
          <table:table-cell office:value-type="float" office:value="57237" calcext:value-type="float">
            <text:p>57237</text:p>
          </table:table-cell>
        </table:table-row>
        <table:table-row table:style-name="ro1">
          <table:table-cell office:value-type="float" office:value="38481413057048" calcext:value-type="float">
            <text:p>38481413057048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81485061048" calcext:value-type="float">
            <text:p>38481485061048</text:p>
          </table:table-cell>
          <table:table-cell office:value-type="float" office:value="110" calcext:value-type="float">
            <text:p>110</text:p>
          </table:table-cell>
          <table:table-cell office:value-type="float" office:value="55587" calcext:value-type="float">
            <text:p>55587</text:p>
          </table:table-cell>
        </table:table-row>
        <table:table-row table:style-name="ro1">
          <table:table-cell office:value-type="float" office:value="38481485306656" calcext:value-type="float">
            <text:p>3848148530665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1557082242" calcext:value-type="float">
            <text:p>38481557082242</text:p>
          </table:table-cell>
          <table:table-cell office:value-type="float" office:value="110" calcext:value-type="float">
            <text:p>110</text:p>
          </table:table-cell>
          <table:table-cell office:value-type="float" office:value="55247" calcext:value-type="float">
            <text:p>55247</text:p>
          </table:table-cell>
        </table:table-row>
        <table:table-row table:style-name="ro1">
          <table:table-cell office:value-type="float" office:value="38481557325636" calcext:value-type="float">
            <text:p>38481557325636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1629145494" calcext:value-type="float">
            <text:p>38481629145494</text:p>
          </table:table-cell>
          <table:table-cell office:value-type="float" office:value="110" calcext:value-type="float">
            <text:p>110</text:p>
          </table:table-cell>
          <table:table-cell office:value-type="float" office:value="55159" calcext:value-type="float">
            <text:p>55159</text:p>
          </table:table-cell>
        </table:table-row>
        <table:table-row table:style-name="ro1">
          <table:table-cell office:value-type="float" office:value="38481629386898" calcext:value-type="float">
            <text:p>3848162938689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81701425164" calcext:value-type="float">
            <text:p>38481701425164</text:p>
          </table:table-cell>
          <table:table-cell office:value-type="float" office:value="108" calcext:value-type="float">
            <text:p>108</text:p>
          </table:table-cell>
          <table:table-cell office:value-type="float" office:value="55241" calcext:value-type="float">
            <text:p>55241</text:p>
          </table:table-cell>
        </table:table-row>
        <table:table-row table:style-name="ro1">
          <table:table-cell office:value-type="float" office:value="38481701671068" calcext:value-type="float">
            <text:p>38481701671068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1773713252" calcext:value-type="float">
            <text:p>38481773713252</text:p>
          </table:table-cell>
          <table:table-cell office:value-type="float" office:value="110" calcext:value-type="float">
            <text:p>110</text:p>
          </table:table-cell>
          <table:table-cell office:value-type="float" office:value="55275" calcext:value-type="float">
            <text:p>55275</text:p>
          </table:table-cell>
        </table:table-row>
        <table:table-row table:style-name="ro1">
          <table:table-cell office:value-type="float" office:value="38481773953430" calcext:value-type="float">
            <text:p>38481773953430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481845957766" calcext:value-type="float">
            <text:p>38481845957766</text:p>
          </table:table-cell>
          <table:table-cell office:value-type="float" office:value="110" calcext:value-type="float">
            <text:p>110</text:p>
          </table:table-cell>
          <table:table-cell office:value-type="float" office:value="54878" calcext:value-type="float">
            <text:p>54878</text:p>
          </table:table-cell>
        </table:table-row>
        <table:table-row table:style-name="ro1">
          <table:table-cell office:value-type="float" office:value="38481846220052" calcext:value-type="float">
            <text:p>38481846220052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81918243882" calcext:value-type="float">
            <text:p>38481918243882</text:p>
          </table:table-cell>
          <table:table-cell office:value-type="float" office:value="138" calcext:value-type="float">
            <text:p>138</text:p>
          </table:table-cell>
          <table:table-cell office:value-type="float" office:value="55339" calcext:value-type="float">
            <text:p>55339</text:p>
          </table:table-cell>
        </table:table-row>
        <table:table-row table:style-name="ro1">
          <table:table-cell office:value-type="float" office:value="38481918492254" calcext:value-type="float">
            <text:p>3848191849225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1918500138" calcext:value-type="float">
            <text:p>3848191850013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1990522480" calcext:value-type="float">
            <text:p>38481990522480</text:p>
          </table:table-cell>
          <table:table-cell office:value-type="float" office:value="120" calcext:value-type="float">
            <text:p>120</text:p>
          </table:table-cell>
          <table:table-cell office:value-type="float" office:value="54782" calcext:value-type="float">
            <text:p>54782</text:p>
          </table:table-cell>
        </table:table-row>
        <table:table-row table:style-name="ro1">
          <table:table-cell office:value-type="float" office:value="38481990716190" calcext:value-type="float">
            <text:p>38481990716190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2063119348" calcext:value-type="float">
            <text:p>38482063119348</text:p>
          </table:table-cell>
          <table:table-cell office:value-type="float" office:value="110" calcext:value-type="float">
            <text:p>110</text:p>
          </table:table-cell>
          <table:table-cell office:value-type="float" office:value="55470" calcext:value-type="float">
            <text:p>55470</text:p>
          </table:table-cell>
        </table:table-row>
        <table:table-row table:style-name="ro1">
          <table:table-cell office:value-type="float" office:value="38482063368820" calcext:value-type="float">
            <text:p>3848206336882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2135857806" calcext:value-type="float">
            <text:p>38482135857806</text:p>
          </table:table-cell>
          <table:table-cell office:value-type="float" office:value="108" calcext:value-type="float">
            <text:p>108</text:p>
          </table:table-cell>
          <table:table-cell office:value-type="float" office:value="55297" calcext:value-type="float">
            <text:p>55297</text:p>
          </table:table-cell>
        </table:table-row>
        <table:table-row table:style-name="ro1">
          <table:table-cell office:value-type="float" office:value="38482135877182" calcext:value-type="float">
            <text:p>3848213587718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2136107284" calcext:value-type="float">
            <text:p>38482136107284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2136115186" calcext:value-type="float">
            <text:p>3848213611518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2208159228" calcext:value-type="float">
            <text:p>38482208159228</text:p>
          </table:table-cell>
          <table:table-cell office:value-type="float" office:value="108" calcext:value-type="float">
            <text:p>108</text:p>
          </table:table-cell>
          <table:table-cell office:value-type="float" office:value="55434" calcext:value-type="float">
            <text:p>55434</text:p>
          </table:table-cell>
        </table:table-row>
        <table:table-row table:style-name="ro1">
          <table:table-cell office:value-type="float" office:value="38482208409346" calcext:value-type="float">
            <text:p>38482208409346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2280683584" calcext:value-type="float">
            <text:p>38482280683584</text:p>
          </table:table-cell>
          <table:table-cell office:value-type="float" office:value="108" calcext:value-type="float">
            <text:p>108</text:p>
          </table:table-cell>
          <table:table-cell office:value-type="float" office:value="55287" calcext:value-type="float">
            <text:p>55287</text:p>
          </table:table-cell>
        </table:table-row>
        <table:table-row table:style-name="ro1">
          <table:table-cell office:value-type="float" office:value="38482280927848" calcext:value-type="float">
            <text:p>38482280927848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2353320356" calcext:value-type="float">
            <text:p>38482353320356</text:p>
          </table:table-cell>
          <table:table-cell office:value-type="float" office:value="108" calcext:value-type="float">
            <text:p>108</text:p>
          </table:table-cell>
          <table:table-cell office:value-type="float" office:value="54963" calcext:value-type="float">
            <text:p>54963</text:p>
          </table:table-cell>
        </table:table-row>
        <table:table-row table:style-name="ro1">
          <table:table-cell office:value-type="float" office:value="38482353569194" calcext:value-type="float">
            <text:p>3848235356919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2425564494" calcext:value-type="float">
            <text:p>38482425564494</text:p>
          </table:table-cell>
          <table:table-cell office:value-type="float" office:value="108" calcext:value-type="float">
            <text:p>108</text:p>
          </table:table-cell>
          <table:table-cell office:value-type="float" office:value="55460" calcext:value-type="float">
            <text:p>55460</text:p>
          </table:table-cell>
        </table:table-row>
        <table:table-row table:style-name="ro1">
          <table:table-cell office:value-type="float" office:value="38482425811782" calcext:value-type="float">
            <text:p>38482425811782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2497852504" calcext:value-type="float">
            <text:p>38482497852504</text:p>
          </table:table-cell>
          <table:table-cell office:value-type="float" office:value="110" calcext:value-type="float">
            <text:p>110</text:p>
          </table:table-cell>
          <table:table-cell office:value-type="float" office:value="54133" calcext:value-type="float">
            <text:p>54133</text:p>
          </table:table-cell>
        </table:table-row>
        <table:table-row table:style-name="ro1">
          <table:table-cell office:value-type="float" office:value="38482498107236" calcext:value-type="float">
            <text:p>38482498107236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2570037412" calcext:value-type="float">
            <text:p>38482570037412</text:p>
          </table:table-cell>
          <table:table-cell office:value-type="float" office:value="108" calcext:value-type="float">
            <text:p>108</text:p>
          </table:table-cell>
          <table:table-cell office:value-type="float" office:value="55244" calcext:value-type="float">
            <text:p>55244</text:p>
          </table:table-cell>
        </table:table-row>
        <table:table-row table:style-name="ro1">
          <table:table-cell office:value-type="float" office:value="38482570289674" calcext:value-type="float">
            <text:p>38482570289674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482642410240" calcext:value-type="float">
            <text:p>38482642410240</text:p>
          </table:table-cell>
          <table:table-cell office:value-type="float" office:value="108" calcext:value-type="float">
            <text:p>108</text:p>
          </table:table-cell>
          <table:table-cell office:value-type="float" office:value="55224" calcext:value-type="float">
            <text:p>55224</text:p>
          </table:table-cell>
        </table:table-row>
        <table:table-row table:style-name="ro1">
          <table:table-cell office:value-type="float" office:value="38482642654646" calcext:value-type="float">
            <text:p>3848264265464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2714695636" calcext:value-type="float">
            <text:p>38482714695636</text:p>
          </table:table-cell>
          <table:table-cell office:value-type="float" office:value="110" calcext:value-type="float">
            <text:p>110</text:p>
          </table:table-cell>
          <table:table-cell office:value-type="float" office:value="55222" calcext:value-type="float">
            <text:p>55222</text:p>
          </table:table-cell>
        </table:table-row>
        <table:table-row table:style-name="ro1">
          <table:table-cell office:value-type="float" office:value="38482714944282" calcext:value-type="float">
            <text:p>3848271494428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2786989592" calcext:value-type="float">
            <text:p>38482786989592</text:p>
          </table:table-cell>
          <table:table-cell office:value-type="float" office:value="142" calcext:value-type="float">
            <text:p>142</text:p>
          </table:table-cell>
          <table:table-cell office:value-type="float" office:value="55640" calcext:value-type="float">
            <text:p>55640</text:p>
          </table:table-cell>
        </table:table-row>
        <table:table-row table:style-name="ro1">
          <table:table-cell office:value-type="float" office:value="38482787246054" calcext:value-type="float">
            <text:p>3848278724605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82859341456" calcext:value-type="float">
            <text:p>38482859341456</text:p>
          </table:table-cell>
          <table:table-cell office:value-type="float" office:value="108" calcext:value-type="float">
            <text:p>108</text:p>
          </table:table-cell>
          <table:table-cell office:value-type="float" office:value="55167" calcext:value-type="float">
            <text:p>55167</text:p>
          </table:table-cell>
        </table:table-row>
        <table:table-row table:style-name="ro1">
          <table:table-cell office:value-type="float" office:value="38482859585962" calcext:value-type="float">
            <text:p>38482859585962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2931618966" calcext:value-type="float">
            <text:p>38482931618966</text:p>
          </table:table-cell>
          <table:table-cell office:value-type="float" office:value="108" calcext:value-type="float">
            <text:p>108</text:p>
          </table:table-cell>
          <table:table-cell office:value-type="float" office:value="55489" calcext:value-type="float">
            <text:p>55489</text:p>
          </table:table-cell>
        </table:table-row>
        <table:table-row table:style-name="ro1">
          <table:table-cell office:value-type="float" office:value="38482931863870" calcext:value-type="float">
            <text:p>38482931863870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3003791708" calcext:value-type="float">
            <text:p>38483003791708</text:p>
          </table:table-cell>
          <table:table-cell office:value-type="float" office:value="110" calcext:value-type="float">
            <text:p>110</text:p>
          </table:table-cell>
          <table:table-cell office:value-type="float" office:value="55438" calcext:value-type="float">
            <text:p>55438</text:p>
          </table:table-cell>
        </table:table-row>
        <table:table-row table:style-name="ro1">
          <table:table-cell office:value-type="float" office:value="38483004040282" calcext:value-type="float">
            <text:p>3848300404028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3076071126" calcext:value-type="float">
            <text:p>38483076071126</text:p>
          </table:table-cell>
          <table:table-cell office:value-type="float" office:value="110" calcext:value-type="float">
            <text:p>110</text:p>
          </table:table-cell>
          <table:table-cell office:value-type="float" office:value="55040" calcext:value-type="float">
            <text:p>55040</text:p>
          </table:table-cell>
        </table:table-row>
        <table:table-row table:style-name="ro1">
          <table:table-cell office:value-type="float" office:value="38483076320254" calcext:value-type="float">
            <text:p>38483076320254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3148078542" calcext:value-type="float">
            <text:p>38483148078542</text:p>
          </table:table-cell>
          <table:table-cell office:value-type="float" office:value="110" calcext:value-type="float">
            <text:p>110</text:p>
          </table:table-cell>
          <table:table-cell office:value-type="float" office:value="54411" calcext:value-type="float">
            <text:p>54411</text:p>
          </table:table-cell>
        </table:table-row>
        <table:table-row table:style-name="ro1">
          <table:table-cell office:value-type="float" office:value="38483148323232" calcext:value-type="float">
            <text:p>38483148323232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3220313626" calcext:value-type="float">
            <text:p>38483220313626</text:p>
          </table:table-cell>
          <table:table-cell office:value-type="float" office:value="108" calcext:value-type="float">
            <text:p>108</text:p>
          </table:table-cell>
          <table:table-cell office:value-type="float" office:value="55491" calcext:value-type="float">
            <text:p>55491</text:p>
          </table:table-cell>
        </table:table-row>
        <table:table-row table:style-name="ro1">
          <table:table-cell office:value-type="float" office:value="38483220561302" calcext:value-type="float">
            <text:p>3848322056130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3292537158" calcext:value-type="float">
            <text:p>38483292537158</text:p>
          </table:table-cell>
          <table:table-cell office:value-type="float" office:value="138" calcext:value-type="float">
            <text:p>138</text:p>
          </table:table-cell>
          <table:table-cell office:value-type="float" office:value="55451" calcext:value-type="float">
            <text:p>55451</text:p>
          </table:table-cell>
        </table:table-row>
        <table:table-row table:style-name="ro1">
          <table:table-cell office:value-type="float" office:value="38483292784698" calcext:value-type="float">
            <text:p>38483292784698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3364884446" calcext:value-type="float">
            <text:p>38483364884446</text:p>
          </table:table-cell>
          <table:table-cell office:value-type="float" office:value="110" calcext:value-type="float">
            <text:p>110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1">
          <table:table-cell office:value-type="float" office:value="38483365130054" calcext:value-type="float">
            <text:p>38483365130054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3437062032" calcext:value-type="float">
            <text:p>38483437062032</text:p>
          </table:table-cell>
          <table:table-cell office:value-type="float" office:value="110" calcext:value-type="float">
            <text:p>110</text:p>
          </table:table-cell>
          <table:table-cell office:value-type="float" office:value="55581" calcext:value-type="float">
            <text:p>55581</text:p>
          </table:table-cell>
        </table:table-row>
        <table:table-row table:style-name="ro1">
          <table:table-cell office:value-type="float" office:value="38483437080474" calcext:value-type="float">
            <text:p>3848343708047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3437371612" calcext:value-type="float">
            <text:p>38483437371612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483509601188" calcext:value-type="float">
            <text:p>38483509601188</text:p>
          </table:table-cell>
          <table:table-cell office:value-type="float" office:value="110" calcext:value-type="float">
            <text:p>110</text:p>
          </table:table-cell>
          <table:table-cell office:value-type="float" office:value="54267" calcext:value-type="float">
            <text:p>54267</text:p>
          </table:table-cell>
        </table:table-row>
        <table:table-row table:style-name="ro1">
          <table:table-cell office:value-type="float" office:value="38483509860566" calcext:value-type="float">
            <text:p>38483509860566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3582331736" calcext:value-type="float">
            <text:p>38483582331736</text:p>
          </table:table-cell>
          <table:table-cell office:value-type="float" office:value="108" calcext:value-type="float">
            <text:p>108</text:p>
          </table:table-cell>
          <table:table-cell office:value-type="float" office:value="54496" calcext:value-type="float">
            <text:p>54496</text:p>
          </table:table-cell>
        </table:table-row>
        <table:table-row table:style-name="ro1">
          <table:table-cell office:value-type="float" office:value="38483582587174" calcext:value-type="float">
            <text:p>3848358258717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3655044588" calcext:value-type="float">
            <text:p>38483655044588</text:p>
          </table:table-cell>
          <table:table-cell office:value-type="float" office:value="138" calcext:value-type="float">
            <text:p>138</text:p>
          </table:table-cell>
          <table:table-cell office:value-type="float" office:value="54323" calcext:value-type="float">
            <text:p>54323</text:p>
          </table:table-cell>
        </table:table-row>
        <table:table-row table:style-name="ro1">
          <table:table-cell office:value-type="float" office:value="38483655300902" calcext:value-type="float">
            <text:p>38483655300902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3727185660" calcext:value-type="float">
            <text:p>38483727185660</text:p>
          </table:table-cell>
          <table:table-cell office:value-type="float" office:value="110" calcext:value-type="float">
            <text:p>110</text:p>
          </table:table-cell>
          <table:table-cell office:value-type="float" office:value="54469" calcext:value-type="float">
            <text:p>54469</text:p>
          </table:table-cell>
        </table:table-row>
        <table:table-row table:style-name="ro1">
          <table:table-cell office:value-type="float" office:value="38483727434368" calcext:value-type="float">
            <text:p>38483727434368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3799380922" calcext:value-type="float">
            <text:p>38483799380922</text:p>
          </table:table-cell>
          <table:table-cell office:value-type="float" office:value="108" calcext:value-type="float">
            <text:p>108</text:p>
          </table:table-cell>
          <table:table-cell office:value-type="float" office:value="54140" calcext:value-type="float">
            <text:p>54140</text:p>
          </table:table-cell>
        </table:table-row>
        <table:table-row table:style-name="ro1">
          <table:table-cell office:value-type="float" office:value="38483799625202" calcext:value-type="float">
            <text:p>3848379962520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83871586496" calcext:value-type="float">
            <text:p>38483871586496</text:p>
          </table:table-cell>
          <table:table-cell office:value-type="float" office:value="108" calcext:value-type="float">
            <text:p>108</text:p>
          </table:table-cell>
          <table:table-cell office:value-type="float" office:value="53744" calcext:value-type="float">
            <text:p>53744</text:p>
          </table:table-cell>
        </table:table-row>
        <table:table-row table:style-name="ro1">
          <table:table-cell office:value-type="float" office:value="38483871827474" calcext:value-type="float">
            <text:p>38483871827474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83945463446" calcext:value-type="float">
            <text:p>38483945463446</text:p>
          </table:table-cell>
          <table:table-cell office:value-type="float" office:value="108" calcext:value-type="float">
            <text:p>108</text:p>
          </table:table-cell>
          <table:table-cell office:value-type="float" office:value="55004" calcext:value-type="float">
            <text:p>55004</text:p>
          </table:table-cell>
        </table:table-row>
        <table:table-row table:style-name="ro1">
          <table:table-cell office:value-type="float" office:value="38483945707860" calcext:value-type="float">
            <text:p>3848394570786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84017591660" calcext:value-type="float">
            <text:p>38484017591660</text:p>
          </table:table-cell>
          <table:table-cell office:value-type="float" office:value="138" calcext:value-type="float">
            <text:p>138</text:p>
          </table:table-cell>
          <table:table-cell office:value-type="float" office:value="53332" calcext:value-type="float">
            <text:p>53332</text:p>
          </table:table-cell>
        </table:table-row>
        <table:table-row table:style-name="ro1">
          <table:table-cell office:value-type="float" office:value="38484017855842" calcext:value-type="float">
            <text:p>38484017855842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484070441082" calcext:value-type="float">
            <text:p>38484070441082</text:p>
          </table:table-cell>
          <table:table-cell office:value-type="float" office:value="110" calcext:value-type="float">
            <text:p>110</text:p>
          </table:table-cell>
          <table:table-cell office:value-type="float" office:value="39226" calcext:value-type="float">
            <text:p>39226</text:p>
          </table:table-cell>
        </table:table-row>
        <table:table-row table:style-name="ro1">
          <table:table-cell office:value-type="float" office:value="38484070511997" calcext:value-type="float">
            <text:p>38484070511997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84071915121" calcext:value-type="float">
            <text:p>38484071915121</text:p>
          </table:table-cell>
          <table:table-cell office:value-type="float" office:value="132" calcext:value-type="float">
            <text:p>13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8484090189692" calcext:value-type="float">
            <text:p>38484090189692</text:p>
          </table:table-cell>
          <table:table-cell office:value-type="float" office:value="138" calcext:value-type="float">
            <text:p>138</text:p>
          </table:table-cell>
          <table:table-cell office:value-type="float" office:value="12814" calcext:value-type="float">
            <text:p>12814</text:p>
          </table:table-cell>
        </table:table-row>
        <table:table-row table:style-name="ro1">
          <table:table-cell office:value-type="float" office:value="38484090615908" calcext:value-type="float">
            <text:p>38484090615908</text:p>
          </table:table-cell>
          <table:table-cell office:value-type="float" office:value="108" calcext:value-type="float">
            <text:p>1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484090627990" calcext:value-type="float">
            <text:p>3848409062799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163512586" calcext:value-type="float">
            <text:p>38484163512586</text:p>
          </table:table-cell>
          <table:table-cell office:value-type="float" office:value="108" calcext:value-type="float">
            <text:p>108</text:p>
          </table:table-cell>
          <table:table-cell office:value-type="float" office:value="54180" calcext:value-type="float">
            <text:p>54180</text:p>
          </table:table-cell>
        </table:table-row>
        <table:table-row table:style-name="ro1">
          <table:table-cell office:value-type="float" office:value="38484163944550" calcext:value-type="float">
            <text:p>38484163944550</text:p>
          </table:table-cell>
          <table:table-cell office:value-type="float" office:value="108" calcext:value-type="float">
            <text:p>10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8484163957382" calcext:value-type="float">
            <text:p>3848416395738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4237750192" calcext:value-type="float">
            <text:p>38484237750192</text:p>
          </table:table-cell>
          <table:table-cell office:value-type="float" office:value="140" calcext:value-type="float">
            <text:p>140</text:p>
          </table:table-cell>
          <table:table-cell office:value-type="float" office:value="56258" calcext:value-type="float">
            <text:p>56258</text:p>
          </table:table-cell>
        </table:table-row>
        <table:table-row table:style-name="ro1">
          <table:table-cell office:value-type="float" office:value="38484238250404" calcext:value-type="float">
            <text:p>38484238250404</text:p>
          </table:table-cell>
          <table:table-cell office:value-type="float" office:value="110" calcext:value-type="float">
            <text:p>1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8484238262960" calcext:value-type="float">
            <text:p>3848423826296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310267342" calcext:value-type="float">
            <text:p>38484310267342</text:p>
          </table:table-cell>
          <table:table-cell office:value-type="float" office:value="138" calcext:value-type="float">
            <text:p>138</text:p>
          </table:table-cell>
          <table:table-cell office:value-type="float" office:value="54681" calcext:value-type="float">
            <text:p>54681</text:p>
          </table:table-cell>
        </table:table-row>
        <table:table-row table:style-name="ro1">
          <table:table-cell office:value-type="float" office:value="38484310763260" calcext:value-type="float">
            <text:p>38484310763260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8484310776388" calcext:value-type="float">
            <text:p>3848431077638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4382689336" calcext:value-type="float">
            <text:p>38484382689336</text:p>
          </table:table-cell>
          <table:table-cell office:value-type="float" office:value="110" calcext:value-type="float">
            <text:p>110</text:p>
          </table:table-cell>
          <table:table-cell office:value-type="float" office:value="55352" calcext:value-type="float">
            <text:p>55352</text:p>
          </table:table-cell>
        </table:table-row>
        <table:table-row table:style-name="ro1">
          <table:table-cell office:value-type="float" office:value="38484382708356" calcext:value-type="float">
            <text:p>3848438270835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383184798" calcext:value-type="float">
            <text:p>38484383184798</text:p>
          </table:table-cell>
          <table:table-cell office:value-type="float" office:value="108" calcext:value-type="float">
            <text:p>10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8484383196704" calcext:value-type="float">
            <text:p>3848438319670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455161756" calcext:value-type="float">
            <text:p>38484455161756</text:p>
          </table:table-cell>
          <table:table-cell office:value-type="float" office:value="108" calcext:value-type="float">
            <text:p>108</text:p>
          </table:table-cell>
          <table:table-cell office:value-type="float" office:value="55330" calcext:value-type="float">
            <text:p>55330</text:p>
          </table:table-cell>
        </table:table-row>
        <table:table-row table:style-name="ro1">
          <table:table-cell office:value-type="float" office:value="38484455659286" calcext:value-type="float">
            <text:p>38484455659286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8484527521938" calcext:value-type="float">
            <text:p>38484527521938</text:p>
          </table:table-cell>
          <table:table-cell office:value-type="float" office:value="110" calcext:value-type="float">
            <text:p>110</text:p>
          </table:table-cell>
          <table:table-cell office:value-type="float" office:value="54519" calcext:value-type="float">
            <text:p>54519</text:p>
          </table:table-cell>
        </table:table-row>
        <table:table-row table:style-name="ro1">
          <table:table-cell office:value-type="float" office:value="38484527994436" calcext:value-type="float">
            <text:p>38484527994436</text:p>
          </table:table-cell>
          <table:table-cell office:value-type="float" office:value="110" calcext:value-type="float">
            <text:p>1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8484601832358" calcext:value-type="float">
            <text:p>38484601832358</text:p>
          </table:table-cell>
          <table:table-cell office:value-type="float" office:value="178" calcext:value-type="float">
            <text:p>178</text:p>
          </table:table-cell>
          <table:table-cell office:value-type="float" office:value="56012" calcext:value-type="float">
            <text:p>56012</text:p>
          </table:table-cell>
        </table:table-row>
        <table:table-row table:style-name="ro1">
          <table:table-cell office:value-type="float" office:value="38484602367960" calcext:value-type="float">
            <text:p>38484602367960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8484675919380" calcext:value-type="float">
            <text:p>38484675919380</text:p>
          </table:table-cell>
          <table:table-cell office:value-type="float" office:value="110" calcext:value-type="float">
            <text:p>110</text:p>
          </table:table-cell>
          <table:table-cell office:value-type="float" office:value="56453" calcext:value-type="float">
            <text:p>56453</text:p>
          </table:table-cell>
        </table:table-row>
        <table:table-row table:style-name="ro1">
          <table:table-cell office:value-type="float" office:value="38484676392324" calcext:value-type="float">
            <text:p>38484676392324</text:p>
          </table:table-cell>
          <table:table-cell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484676403906" calcext:value-type="float">
            <text:p>3848467640390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712474202" calcext:value-type="float">
            <text:p>38484712474202</text:p>
          </table:table-cell>
          <table:table-cell office:value-type="float" office:value="150" calcext:value-type="float">
            <text:p>150</text:p>
          </table:table-cell>
          <table:table-cell office:value-type="float" office:value="26821" calcext:value-type="float">
            <text:p>26821</text:p>
          </table:table-cell>
        </table:table-row>
        <table:table-row table:style-name="ro1">
          <table:table-cell office:value-type="float" office:value="38484712788363" calcext:value-type="float">
            <text:p>38484712788363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8484730649966" calcext:value-type="float">
            <text:p>38484730649966</text:p>
          </table:table-cell>
          <table:table-cell office:value-type="float" office:value="110" calcext:value-type="float">
            <text:p>110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float" office:value="38484731084478" calcext:value-type="float">
            <text:p>38484731084478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8484731102202" calcext:value-type="float">
            <text:p>3848473110220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84748648622" calcext:value-type="float">
            <text:p>38484748648622</text:p>
          </table:table-cell>
          <table:table-cell office:value-type="float" office:value="108" calcext:value-type="float">
            <text:p>108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office:value-type="float" office:value="38484748887652" calcext:value-type="float">
            <text:p>3848474888765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4822063974" calcext:value-type="float">
            <text:p>38484822063974</text:p>
          </table:table-cell>
          <table:table-cell office:value-type="float" office:value="108" calcext:value-type="float">
            <text:p>108</text:p>
          </table:table-cell>
          <table:table-cell office:value-type="float" office:value="54074" calcext:value-type="float">
            <text:p>54074</text:p>
          </table:table-cell>
        </table:table-row>
        <table:table-row table:style-name="ro1">
          <table:table-cell office:value-type="float" office:value="38484822313582" calcext:value-type="float">
            <text:p>38484822313582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4829707414" calcext:value-type="float">
            <text:p>38484829707414</text:p>
          </table:table-cell>
          <table:table-cell office:value-type="float" office:value="120" calcext:value-type="float">
            <text:p>120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38484829731444" calcext:value-type="float">
            <text:p>3848482973144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84896260128" calcext:value-type="float">
            <text:p>38484896260128</text:p>
          </table:table-cell>
          <table:table-cell office:value-type="float" office:value="110" calcext:value-type="float">
            <text:p>110</text:p>
          </table:table-cell>
          <table:table-cell office:value-type="float" office:value="49283" calcext:value-type="float">
            <text:p>49283</text:p>
          </table:table-cell>
        </table:table-row>
        <table:table-row table:style-name="ro1">
          <table:table-cell office:value-type="float" office:value="38484896510494" calcext:value-type="float">
            <text:p>3848489651049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4910944298" calcext:value-type="float">
            <text:p>38484910944298</text:p>
          </table:table-cell>
          <table:table-cell office:value-type="float" office:value="110" calcext:value-type="float">
            <text:p>110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float" office:value="38484910996620" calcext:value-type="float">
            <text:p>384849109966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84969508346" calcext:value-type="float">
            <text:p>38484969508346</text:p>
          </table:table-cell>
          <table:table-cell office:value-type="float" office:value="108" calcext:value-type="float">
            <text:p>108</text:p>
          </table:table-cell>
          <table:table-cell office:value-type="float" office:value="44525" calcext:value-type="float">
            <text:p>44525</text:p>
          </table:table-cell>
        </table:table-row>
        <table:table-row table:style-name="ro1">
          <table:table-cell office:value-type="float" office:value="38484969763488" calcext:value-type="float">
            <text:p>38484969763488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84969771876" calcext:value-type="float">
            <text:p>3848496977187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4991312708" calcext:value-type="float">
            <text:p>38484991312708</text:p>
          </table:table-cell>
          <table:table-cell office:value-type="float" office:value="108" calcext:value-type="float">
            <text:p>108</text:p>
          </table:table-cell>
          <table:table-cell office:value-type="float" office:value="16453" calcext:value-type="float">
            <text:p>16453</text:p>
          </table:table-cell>
        </table:table-row>
        <table:table-row table:style-name="ro1">
          <table:table-cell office:value-type="float" office:value="38484991369410" calcext:value-type="float">
            <text:p>3848499136941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85043013168" calcext:value-type="float">
            <text:p>38485043013168</text:p>
          </table:table-cell>
          <table:table-cell office:value-type="float" office:value="110" calcext:value-type="float">
            <text:p>110</text:p>
          </table:table-cell>
          <table:table-cell office:value-type="float" office:value="39178" calcext:value-type="float">
            <text:p>39178</text:p>
          </table:table-cell>
        </table:table-row>
        <table:table-row table:style-name="ro1">
          <table:table-cell office:value-type="float" office:value="38485043264992" calcext:value-type="float">
            <text:p>38485043264992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5072412078" calcext:value-type="float">
            <text:p>38485072412078</text:p>
          </table:table-cell>
          <table:table-cell office:value-type="float" office:value="110" calcext:value-type="float">
            <text:p>110</text:p>
          </table:table-cell>
          <table:table-cell office:value-type="float" office:value="21720" calcext:value-type="float">
            <text:p>21720</text:p>
          </table:table-cell>
        </table:table-row>
        <table:table-row table:style-name="ro1">
          <table:table-cell office:value-type="float" office:value="38485116948402" calcext:value-type="float">
            <text:p>38485116948402</text:p>
          </table:table-cell>
          <table:table-cell office:value-type="float" office:value="117" calcext:value-type="float">
            <text:p>117</text:p>
          </table:table-cell>
          <table:table-cell office:value-type="float" office:value="34004" calcext:value-type="float">
            <text:p>34004</text:p>
          </table:table-cell>
        </table:table-row>
        <table:table-row table:style-name="ro1">
          <table:table-cell office:value-type="float" office:value="38485117204866" calcext:value-type="float">
            <text:p>3848511720486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85153106784" calcext:value-type="float">
            <text:p>38485153106784</text:p>
          </table:table-cell>
          <table:table-cell office:value-type="float" office:value="112" calcext:value-type="float">
            <text:p>112</text:p>
          </table:table-cell>
          <table:table-cell office:value-type="float" office:value="26956" calcext:value-type="float">
            <text:p>26956</text:p>
          </table:table-cell>
        </table:table-row>
        <table:table-row table:style-name="ro1">
          <table:table-cell office:value-type="float" office:value="38485153165614" calcext:value-type="float">
            <text:p>38485153165614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485190447548" calcext:value-type="float">
            <text:p>38485190447548</text:p>
          </table:table-cell>
          <table:table-cell office:value-type="float" office:value="110" calcext:value-type="float">
            <text:p>110</text:p>
          </table:table-cell>
          <table:table-cell office:value-type="float" office:value="28156" calcext:value-type="float">
            <text:p>28156</text:p>
          </table:table-cell>
        </table:table-row>
        <table:table-row table:style-name="ro1">
          <table:table-cell office:value-type="float" office:value="38485190698892" calcext:value-type="float">
            <text:p>38485190698892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485190707152" calcext:value-type="float">
            <text:p>384851907071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5264366700" calcext:value-type="float">
            <text:p>38485264366700</text:p>
          </table:table-cell>
          <table:table-cell office:value-type="float" office:value="138" calcext:value-type="float">
            <text:p>138</text:p>
          </table:table-cell>
          <table:table-cell office:value-type="float" office:value="55817" calcext:value-type="float">
            <text:p>55817</text:p>
          </table:table-cell>
        </table:table-row>
        <table:table-row table:style-name="ro1">
          <table:table-cell office:value-type="float" office:value="38485264634745" calcext:value-type="float">
            <text:p>3848526463474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485338203622" calcext:value-type="float">
            <text:p>38485338203622</text:p>
          </table:table-cell>
          <table:table-cell office:value-type="float" office:value="108" calcext:value-type="float">
            <text:p>108</text:p>
          </table:table-cell>
          <table:table-cell office:value-type="float" office:value="55514" calcext:value-type="float">
            <text:p>55514</text:p>
          </table:table-cell>
        </table:table-row>
        <table:table-row table:style-name="ro1">
          <table:table-cell office:value-type="float" office:value="38485338445036" calcext:value-type="float">
            <text:p>38485338445036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485412110780" calcext:value-type="float">
            <text:p>38485412110780</text:p>
          </table:table-cell>
          <table:table-cell office:value-type="float" office:value="108" calcext:value-type="float">
            <text:p>108</text:p>
          </table:table-cell>
          <table:table-cell office:value-type="float" office:value="55595" calcext:value-type="float">
            <text:p>55595</text:p>
          </table:table-cell>
        </table:table-row>
        <table:table-row table:style-name="ro1">
          <table:table-cell office:value-type="float" office:value="38485412360804" calcext:value-type="float">
            <text:p>3848541236080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5486130122" calcext:value-type="float">
            <text:p>38485486130122</text:p>
          </table:table-cell>
          <table:table-cell office:value-type="float" office:value="108" calcext:value-type="float">
            <text:p>108</text:p>
          </table:table-cell>
          <table:table-cell office:value-type="float" office:value="56027" calcext:value-type="float">
            <text:p>56027</text:p>
          </table:table-cell>
        </table:table-row>
        <table:table-row table:style-name="ro1">
          <table:table-cell office:value-type="float" office:value="38485486396878" calcext:value-type="float">
            <text:p>3848548639687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485560275908" calcext:value-type="float">
            <text:p>38485560275908</text:p>
          </table:table-cell>
          <table:table-cell office:value-type="float" office:value="108" calcext:value-type="float">
            <text:p>108</text:p>
          </table:table-cell>
          <table:table-cell office:value-type="float" office:value="55916" calcext:value-type="float">
            <text:p>55916</text:p>
          </table:table-cell>
        </table:table-row>
        <table:table-row table:style-name="ro1">
          <table:table-cell office:value-type="float" office:value="38485560521084" calcext:value-type="float">
            <text:p>38485560521084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5634383164" calcext:value-type="float">
            <text:p>38485634383164</text:p>
          </table:table-cell>
          <table:table-cell office:value-type="float" office:value="108" calcext:value-type="float">
            <text:p>108</text:p>
          </table:table-cell>
          <table:table-cell office:value-type="float" office:value="55966" calcext:value-type="float">
            <text:p>55966</text:p>
          </table:table-cell>
        </table:table-row>
        <table:table-row table:style-name="ro1">
          <table:table-cell office:value-type="float" office:value="38485634622794" calcext:value-type="float">
            <text:p>38485634622794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5708514280" calcext:value-type="float">
            <text:p>38485708514280</text:p>
          </table:table-cell>
          <table:table-cell office:value-type="float" office:value="120" calcext:value-type="float">
            <text:p>120</text:p>
          </table:table-cell>
          <table:table-cell office:value-type="float" office:value="55662" calcext:value-type="float">
            <text:p>55662</text:p>
          </table:table-cell>
        </table:table-row>
        <table:table-row table:style-name="ro1">
          <table:table-cell office:value-type="float" office:value="38485708785728" calcext:value-type="float">
            <text:p>38485708785728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8485782545696" calcext:value-type="float">
            <text:p>38485782545696</text:p>
          </table:table-cell>
          <table:table-cell office:value-type="float" office:value="146" calcext:value-type="float">
            <text:p>146</text:p>
          </table:table-cell>
          <table:table-cell office:value-type="float" office:value="56411" calcext:value-type="float">
            <text:p>56411</text:p>
          </table:table-cell>
        </table:table-row>
        <table:table-row table:style-name="ro1">
          <table:table-cell office:value-type="float" office:value="38485782764169" calcext:value-type="float">
            <text:p>3848578276416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485856401054" calcext:value-type="float">
            <text:p>38485856401054</text:p>
          </table:table-cell>
          <table:table-cell office:value-type="float" office:value="108" calcext:value-type="float">
            <text:p>108</text:p>
          </table:table-cell>
          <table:table-cell office:value-type="float" office:value="56960" calcext:value-type="float">
            <text:p>56960</text:p>
          </table:table-cell>
        </table:table-row>
        <table:table-row table:style-name="ro1">
          <table:table-cell office:value-type="float" office:value="38485856569482" calcext:value-type="float">
            <text:p>38485856569482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85929216774" calcext:value-type="float">
            <text:p>38485929216774</text:p>
          </table:table-cell>
          <table:table-cell office:value-type="float" office:value="110" calcext:value-type="float">
            <text:p>110</text:p>
          </table:table-cell>
          <table:table-cell office:value-type="float" office:value="56030" calcext:value-type="float">
            <text:p>56030</text:p>
          </table:table-cell>
        </table:table-row>
        <table:table-row table:style-name="ro1">
          <table:table-cell office:value-type="float" office:value="38485929485613" calcext:value-type="float">
            <text:p>38485929485613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86001433358" calcext:value-type="float">
            <text:p>38486001433358</text:p>
          </table:table-cell>
          <table:table-cell office:value-type="float" office:value="110" calcext:value-type="float">
            <text:p>110</text:p>
          </table:table-cell>
          <table:table-cell office:value-type="float" office:value="55133" calcext:value-type="float">
            <text:p>55133</text:p>
          </table:table-cell>
        </table:table-row>
        <table:table-row table:style-name="ro1">
          <table:table-cell office:value-type="float" office:value="38486001682354" calcext:value-type="float">
            <text:p>3848600168235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6074157080" calcext:value-type="float">
            <text:p>38486074157080</text:p>
          </table:table-cell>
          <table:table-cell office:value-type="float" office:value="110" calcext:value-type="float">
            <text:p>110</text:p>
          </table:table-cell>
          <table:table-cell office:value-type="float" office:value="55557" calcext:value-type="float">
            <text:p>55557</text:p>
          </table:table-cell>
        </table:table-row>
        <table:table-row table:style-name="ro1">
          <table:table-cell office:value-type="float" office:value="38486074402458" calcext:value-type="float">
            <text:p>38486074402458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6147143706" calcext:value-type="float">
            <text:p>38486147143706</text:p>
          </table:table-cell>
          <table:table-cell office:value-type="float" office:value="110" calcext:value-type="float">
            <text:p>110</text:p>
          </table:table-cell>
          <table:table-cell office:value-type="float" office:value="55498" calcext:value-type="float">
            <text:p>55498</text:p>
          </table:table-cell>
        </table:table-row>
        <table:table-row table:style-name="ro1">
          <table:table-cell office:value-type="float" office:value="38486147389708" calcext:value-type="float">
            <text:p>38486147389708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6220228612" calcext:value-type="float">
            <text:p>38486220228612</text:p>
          </table:table-cell>
          <table:table-cell office:value-type="float" office:value="140" calcext:value-type="float">
            <text:p>140</text:p>
          </table:table-cell>
          <table:table-cell office:value-type="float" office:value="55648" calcext:value-type="float">
            <text:p>55648</text:p>
          </table:table-cell>
        </table:table-row>
        <table:table-row table:style-name="ro1">
          <table:table-cell office:value-type="float" office:value="38486220477108" calcext:value-type="float">
            <text:p>38486220477108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6293428704" calcext:value-type="float">
            <text:p>38486293428704</text:p>
          </table:table-cell>
          <table:table-cell office:value-type="float" office:value="108" calcext:value-type="float">
            <text:p>108</text:p>
          </table:table-cell>
          <table:table-cell office:value-type="float" office:value="55505" calcext:value-type="float">
            <text:p>55505</text:p>
          </table:table-cell>
        </table:table-row>
        <table:table-row table:style-name="ro1">
          <table:table-cell office:value-type="float" office:value="38486293668116" calcext:value-type="float">
            <text:p>3848629366811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86366414748" calcext:value-type="float">
            <text:p>38486366414748</text:p>
          </table:table-cell>
          <table:table-cell office:value-type="float" office:value="144" calcext:value-type="float">
            <text:p>144</text:p>
          </table:table-cell>
          <table:table-cell office:value-type="float" office:value="55131" calcext:value-type="float">
            <text:p>55131</text:p>
          </table:table-cell>
        </table:table-row>
        <table:table-row table:style-name="ro1">
          <table:table-cell office:value-type="float" office:value="38486366600616" calcext:value-type="float">
            <text:p>38486366600616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486438588830" calcext:value-type="float">
            <text:p>38486438588830</text:p>
          </table:table-cell>
          <table:table-cell office:value-type="float" office:value="108" calcext:value-type="float">
            <text:p>108</text:p>
          </table:table-cell>
          <table:table-cell office:value-type="float" office:value="54942" calcext:value-type="float">
            <text:p>54942</text:p>
          </table:table-cell>
        </table:table-row>
        <table:table-row table:style-name="ro1">
          <table:table-cell office:value-type="float" office:value="38486438838376" calcext:value-type="float">
            <text:p>38486438838376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6512896584" calcext:value-type="float">
            <text:p>38486512896584</text:p>
          </table:table-cell>
          <table:table-cell office:value-type="float" office:value="110" calcext:value-type="float">
            <text:p>110</text:p>
          </table:table-cell>
          <table:table-cell office:value-type="float" office:value="56305" calcext:value-type="float">
            <text:p>56305</text:p>
          </table:table-cell>
        </table:table-row>
        <table:table-row table:style-name="ro1">
          <table:table-cell office:value-type="float" office:value="38486513139502" calcext:value-type="float">
            <text:p>38486513139502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486586887736" calcext:value-type="float">
            <text:p>38486586887736</text:p>
          </table:table-cell>
          <table:table-cell office:value-type="float" office:value="108" calcext:value-type="float">
            <text:p>108</text:p>
          </table:table-cell>
          <table:table-cell office:value-type="float" office:value="55722" calcext:value-type="float">
            <text:p>55722</text:p>
          </table:table-cell>
        </table:table-row>
        <table:table-row table:style-name="ro1">
          <table:table-cell office:value-type="float" office:value="38486587127194" calcext:value-type="float">
            <text:p>38486587127194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486661244936" calcext:value-type="float">
            <text:p>38486661244936</text:p>
          </table:table-cell>
          <table:table-cell office:value-type="float" office:value="148" calcext:value-type="float">
            <text:p>148</text:p>
          </table:table-cell>
          <table:table-cell office:value-type="float" office:value="55786" calcext:value-type="float">
            <text:p>55786</text:p>
          </table:table-cell>
        </table:table-row>
        <table:table-row table:style-name="ro1">
          <table:table-cell office:value-type="float" office:value="38486661509156" calcext:value-type="float">
            <text:p>38486661509156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86690406058" calcext:value-type="float">
            <text:p>38486690406058</text:p>
          </table:table-cell>
          <table:table-cell office:value-type="float" office:value="110" calcext:value-type="float">
            <text:p>110</text:p>
          </table:table-cell>
          <table:table-cell office:value-type="float" office:value="21975" calcext:value-type="float">
            <text:p>21975</text:p>
          </table:table-cell>
        </table:table-row>
        <table:table-row table:style-name="ro1">
          <table:table-cell office:value-type="float" office:value="38486690480931" calcext:value-type="float">
            <text:p>38486690480931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86691739779" calcext:value-type="float">
            <text:p>38486691739779</text:p>
          </table:table-cell>
          <table:table-cell office:value-type="float" office:value="132" calcext:value-type="float">
            <text:p>13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8486694468861" calcext:value-type="float">
            <text:p>38486694468861</text:p>
          </table:table-cell>
          <table:table-cell office:value-type="float" office:value="141" calcext:value-type="float">
            <text:p>141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8486694684972" calcext:value-type="float">
            <text:p>38486694684972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486713446957" calcext:value-type="float">
            <text:p>38486713446957</text:p>
          </table:table-cell>
          <table:table-cell office:value-type="float" office:value="117" calcext:value-type="float">
            <text:p>117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38486735088960" calcext:value-type="float">
            <text:p>38486735088960</text:p>
          </table:table-cell>
          <table:table-cell office:value-type="float" office:value="120" calcext:value-type="float">
            <text:p>120</text:p>
          </table:table-cell>
          <table:table-cell office:value-type="float" office:value="15888" calcext:value-type="float">
            <text:p>15888</text:p>
          </table:table-cell>
        </table:table-row>
        <table:table-row table:style-name="ro1">
          <table:table-cell office:value-type="float" office:value="38486735101320" calcext:value-type="float">
            <text:p>38486735101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6735271552" calcext:value-type="float">
            <text:p>3848673527155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86807828505" calcext:value-type="float">
            <text:p>38486807828505</text:p>
          </table:table-cell>
          <table:table-cell office:value-type="float" office:value="120" calcext:value-type="float">
            <text:p>120</text:p>
          </table:table-cell>
          <table:table-cell office:value-type="float" office:value="54505" calcext:value-type="float">
            <text:p>54505</text:p>
          </table:table-cell>
        </table:table-row>
        <table:table-row table:style-name="ro1">
          <table:table-cell office:value-type="float" office:value="38486808017118" calcext:value-type="float">
            <text:p>38486808017118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6808025806" calcext:value-type="float">
            <text:p>3848680802580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6814365718" calcext:value-type="float">
            <text:p>38486814365718</text:p>
          </table:table-cell>
          <table:table-cell office:value-type="float" office:value="123" calcext:value-type="float">
            <text:p>123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38486814387495" calcext:value-type="float">
            <text:p>3848681438749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86882119702" calcext:value-type="float">
            <text:p>38486882119702</text:p>
          </table:table-cell>
          <table:table-cell office:value-type="float" office:value="108" calcext:value-type="float">
            <text:p>108</text:p>
          </table:table-cell>
          <table:table-cell office:value-type="float" office:value="51268" calcext:value-type="float">
            <text:p>51268</text:p>
          </table:table-cell>
        </table:table-row>
        <table:table-row table:style-name="ro1">
          <table:table-cell office:value-type="float" office:value="38486882311188" calcext:value-type="float">
            <text:p>3848688231118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6894780028" calcext:value-type="float">
            <text:p>38486894780028</text:p>
          </table:table-cell>
          <table:table-cell office:value-type="float" office:value="110" calcext:value-type="float">
            <text:p>110</text:p>
          </table:table-cell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38486894813624" calcext:value-type="float">
            <text:p>3848689481362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86954731714" calcext:value-type="float">
            <text:p>38486954731714</text:p>
          </table:table-cell>
          <table:table-cell office:value-type="float" office:value="110" calcext:value-type="float">
            <text:p>110</text:p>
          </table:table-cell>
          <table:table-cell office:value-type="float" office:value="45427" calcext:value-type="float">
            <text:p>45427</text:p>
          </table:table-cell>
        </table:table-row>
        <table:table-row table:style-name="ro1">
          <table:table-cell office:value-type="float" office:value="38486954981396" calcext:value-type="float">
            <text:p>38486954981396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6974707219" calcext:value-type="float">
            <text:p>38486974707219</text:p>
          </table:table-cell>
          <table:table-cell office:value-type="float" office:value="132" calcext:value-type="float">
            <text:p>132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float" office:value="38487028830286" calcext:value-type="float">
            <text:p>38487028830286</text:p>
          </table:table-cell>
          <table:table-cell office:value-type="float" office:value="138" calcext:value-type="float">
            <text:p>138</text:p>
          </table:table-cell>
          <table:table-cell office:value-type="float" office:value="40732" calcext:value-type="float">
            <text:p>40732</text:p>
          </table:table-cell>
        </table:table-row>
        <table:table-row table:style-name="ro1">
          <table:table-cell office:value-type="float" office:value="38487029080522" calcext:value-type="float">
            <text:p>3848702908052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7033971196" calcext:value-type="float">
            <text:p>38487033971196</text:p>
          </table:table-cell>
          <table:table-cell office:value-type="float" office:value="189" calcext:value-type="float">
            <text:p>189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8487034008144" calcext:value-type="float">
            <text:p>38487034008144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87035007171" calcext:value-type="float">
            <text:p>38487035007171</text:p>
          </table:table-cell>
          <table:table-cell office:value-type="float" office:value="126" calcext:value-type="float">
            <text:p>12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8487103151770" calcext:value-type="float">
            <text:p>38487103151770</text:p>
          </table:table-cell>
          <table:table-cell office:value-type="float" office:value="124" calcext:value-type="float">
            <text:p>124</text:p>
          </table:table-cell>
          <table:table-cell office:value-type="float" office:value="50532" calcext:value-type="float">
            <text:p>50532</text:p>
          </table:table-cell>
        </table:table-row>
        <table:table-row table:style-name="ro1">
          <table:table-cell office:value-type="float" office:value="38487103404090" calcext:value-type="float">
            <text:p>38487103404090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487176319357" calcext:value-type="float">
            <text:p>38487176319357</text:p>
          </table:table-cell>
          <table:table-cell office:value-type="float" office:value="123" calcext:value-type="float">
            <text:p>123</text:p>
          </table:table-cell>
          <table:table-cell office:value-type="float" office:value="55009" calcext:value-type="float">
            <text:p>55009</text:p>
          </table:table-cell>
        </table:table-row>
        <table:table-row table:style-name="ro1">
          <table:table-cell office:value-type="float" office:value="38487176510001" calcext:value-type="float">
            <text:p>3848717651000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487182353908" calcext:value-type="float">
            <text:p>38487182353908</text:p>
          </table:table-cell>
          <table:table-cell office:value-type="float" office:value="120" calcext:value-type="float">
            <text:p>120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8487250478175" calcext:value-type="float">
            <text:p>38487250478175</text:p>
          </table:table-cell>
          <table:table-cell office:value-type="float" office:value="129" calcext:value-type="float">
            <text:p>129</text:p>
          </table:table-cell>
          <table:table-cell office:value-type="float" office:value="52098" calcext:value-type="float">
            <text:p>52098</text:p>
          </table:table-cell>
        </table:table-row>
        <table:table-row table:style-name="ro1">
          <table:table-cell office:value-type="float" office:value="38487250675950" calcext:value-type="float">
            <text:p>38487250675950</text:p>
          </table:table-cell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8487263225424" calcext:value-type="float">
            <text:p>38487263225424</text:p>
          </table:table-cell>
          <table:table-cell office:value-type="float" office:value="132" calcext:value-type="float">
            <text:p>132</text:p>
          </table:table-cell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38487324438454" calcext:value-type="float">
            <text:p>38487324438454</text:p>
          </table:table-cell>
          <table:table-cell office:value-type="float" office:value="108" calcext:value-type="float">
            <text:p>108</text:p>
          </table:table-cell>
          <table:table-cell office:value-type="float" office:value="46776" calcext:value-type="float">
            <text:p>46776</text:p>
          </table:table-cell>
        </table:table-row>
        <table:table-row table:style-name="ro1">
          <table:table-cell office:value-type="float" office:value="38487324693394" calcext:value-type="float">
            <text:p>38487324693394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7343881796" calcext:value-type="float">
            <text:p>38487343881796</text:p>
          </table:table-cell>
          <table:table-cell office:value-type="float" office:value="116" calcext:value-type="float">
            <text:p>116</text:p>
          </table:table-cell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float" office:value="38487343948161" calcext:value-type="float">
            <text:p>38487343948161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87396541250" calcext:value-type="float">
            <text:p>38487396541250</text:p>
          </table:table-cell>
          <table:table-cell office:value-type="float" office:value="108" calcext:value-type="float">
            <text:p>108</text:p>
          </table:table-cell>
          <table:table-cell office:value-type="float" office:value="39291" calcext:value-type="float">
            <text:p>39291</text:p>
          </table:table-cell>
        </table:table-row>
        <table:table-row table:style-name="ro1">
          <table:table-cell office:value-type="float" office:value="38487396790424" calcext:value-type="float">
            <text:p>38487396790424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7396798690" calcext:value-type="float">
            <text:p>3848739679869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7423504902" calcext:value-type="float">
            <text:p>38487423504902</text:p>
          </table:table-cell>
          <table:table-cell office:value-type="float" office:value="138" calcext:value-type="float">
            <text:p>138</text:p>
          </table:table-cell>
          <table:table-cell office:value-type="float" office:value="19868" calcext:value-type="float">
            <text:p>19868</text:p>
          </table:table-cell>
        </table:table-row>
        <table:table-row table:style-name="ro1">
          <table:table-cell office:value-type="float" office:value="38487423561870" calcext:value-type="float">
            <text:p>3848742356187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87470405214" calcext:value-type="float">
            <text:p>38487470405214</text:p>
          </table:table-cell>
          <table:table-cell office:value-type="float" office:value="110" calcext:value-type="float">
            <text:p>110</text:p>
          </table:table-cell>
          <table:table-cell office:value-type="float" office:value="35030" calcext:value-type="float">
            <text:p>35030</text:p>
          </table:table-cell>
        </table:table-row>
        <table:table-row table:style-name="ro1">
          <table:table-cell office:value-type="float" office:value="38487470691240" calcext:value-type="float">
            <text:p>38487470691240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8487504604822" calcext:value-type="float">
            <text:p>38487504604822</text:p>
          </table:table-cell>
          <table:table-cell office:value-type="float" office:value="118" calcext:value-type="float">
            <text:p>118</text:p>
          </table:table-cell>
          <table:table-cell office:value-type="float" office:value="25597" calcext:value-type="float">
            <text:p>25597</text:p>
          </table:table-cell>
        </table:table-row>
        <table:table-row table:style-name="ro1">
          <table:table-cell office:value-type="float" office:value="38487504661143" calcext:value-type="float">
            <text:p>38487504661143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87543819782" calcext:value-type="float">
            <text:p>38487543819782</text:p>
          </table:table-cell>
          <table:table-cell office:value-type="float" office:value="148" calcext:value-type="float">
            <text:p>148</text:p>
          </table:table-cell>
          <table:table-cell office:value-type="float" office:value="29498" calcext:value-type="float">
            <text:p>29498</text:p>
          </table:table-cell>
        </table:table-row>
        <table:table-row table:style-name="ro1">
          <table:table-cell office:value-type="float" office:value="38487544100106" calcext:value-type="float">
            <text:p>3848754410010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487585663123" calcext:value-type="float">
            <text:p>38487585663123</text:p>
          </table:table-cell>
          <table:table-cell office:value-type="float" office:value="120" calcext:value-type="float">
            <text:p>120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38487585691884" calcext:value-type="float">
            <text:p>3848758569188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87617329864" calcext:value-type="float">
            <text:p>38487617329864</text:p>
          </table:table-cell>
          <table:table-cell office:value-type="float" office:value="138" calcext:value-type="float">
            <text:p>138</text:p>
          </table:table-cell>
          <table:table-cell office:value-type="float" office:value="24103" calcext:value-type="float">
            <text:p>24103</text:p>
          </table:table-cell>
        </table:table-row>
        <table:table-row table:style-name="ro1">
          <table:table-cell office:value-type="float" office:value="38487617587538" calcext:value-type="float">
            <text:p>38487617587538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87690746330" calcext:value-type="float">
            <text:p>38487690746330</text:p>
          </table:table-cell>
          <table:table-cell office:value-type="float" office:value="108" calcext:value-type="float">
            <text:p>108</text:p>
          </table:table-cell>
          <table:table-cell office:value-type="float" office:value="55459" calcext:value-type="float">
            <text:p>55459</text:p>
          </table:table-cell>
        </table:table-row>
        <table:table-row table:style-name="ro1">
          <table:table-cell office:value-type="float" office:value="38487691024170" calcext:value-type="float">
            <text:p>38487691024170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487763535938" calcext:value-type="float">
            <text:p>38487763535938</text:p>
          </table:table-cell>
          <table:table-cell office:value-type="float" office:value="110" calcext:value-type="float">
            <text:p>110</text:p>
          </table:table-cell>
          <table:table-cell office:value-type="float" office:value="54581" calcext:value-type="float">
            <text:p>54581</text:p>
          </table:table-cell>
        </table:table-row>
        <table:table-row table:style-name="ro1">
          <table:table-cell office:value-type="float" office:value="38487763738168" calcext:value-type="float">
            <text:p>3848776373816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87837068062" calcext:value-type="float">
            <text:p>38487837068062</text:p>
          </table:table-cell>
          <table:table-cell office:value-type="float" office:value="110" calcext:value-type="float">
            <text:p>110</text:p>
          </table:table-cell>
          <table:table-cell office:value-type="float" office:value="55883" calcext:value-type="float">
            <text:p>55883</text:p>
          </table:table-cell>
        </table:table-row>
        <table:table-row table:style-name="ro1">
          <table:table-cell office:value-type="float" office:value="38487837257294" calcext:value-type="float">
            <text:p>38487837257294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7837265478" calcext:value-type="float">
            <text:p>3848783726547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7911454858" calcext:value-type="float">
            <text:p>38487911454858</text:p>
          </table:table-cell>
          <table:table-cell office:value-type="float" office:value="140" calcext:value-type="float">
            <text:p>140</text:p>
          </table:table-cell>
          <table:table-cell office:value-type="float" office:value="56946" calcext:value-type="float">
            <text:p>56946</text:p>
          </table:table-cell>
        </table:table-row>
        <table:table-row table:style-name="ro1">
          <table:table-cell office:value-type="float" office:value="38487911644544" calcext:value-type="float">
            <text:p>38487911644544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7911652968" calcext:value-type="float">
            <text:p>3848791165296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7983910282" calcext:value-type="float">
            <text:p>38487983910282</text:p>
          </table:table-cell>
          <table:table-cell office:value-type="float" office:value="138" calcext:value-type="float">
            <text:p>138</text:p>
          </table:table-cell>
          <table:table-cell office:value-type="float" office:value="55062" calcext:value-type="float">
            <text:p>55062</text:p>
          </table:table-cell>
        </table:table-row>
        <table:table-row table:style-name="ro1">
          <table:table-cell office:value-type="float" office:value="38487983929712" calcext:value-type="float">
            <text:p>3848798392971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7984101952" calcext:value-type="float">
            <text:p>38487984101952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8023112460" calcext:value-type="float">
            <text:p>38488023112460</text:p>
          </table:table-cell>
          <table:table-cell office:value-type="float" office:value="138" calcext:value-type="float">
            <text:p>138</text:p>
          </table:table-cell>
          <table:table-cell office:value-type="float" office:value="29440" calcext:value-type="float">
            <text:p>29440</text:p>
          </table:table-cell>
        </table:table-row>
        <table:table-row table:style-name="ro1">
          <table:table-cell office:value-type="float" office:value="38488023165224" calcext:value-type="float">
            <text:p>38488023165224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488024411839" calcext:value-type="float">
            <text:p>38488024411839</text:p>
          </table:table-cell>
          <table:table-cell office:value-type="float" office:value="129" calcext:value-type="float">
            <text:p>12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8488056684294" calcext:value-type="float">
            <text:p>38488056684294</text:p>
          </table:table-cell>
          <table:table-cell office:value-type="float" office:value="108" calcext:value-type="float">
            <text:p>108</text:p>
          </table:table-cell>
          <table:table-cell office:value-type="float" office:value="23364" calcext:value-type="float">
            <text:p>23364</text:p>
          </table:table-cell>
        </table:table-row>
        <table:table-row table:style-name="ro1">
          <table:table-cell office:value-type="float" office:value="38488056872760" calcext:value-type="float">
            <text:p>3848805687276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8056881496" calcext:value-type="float">
            <text:p>3848805688149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8130832810" calcext:value-type="float">
            <text:p>38488130832810</text:p>
          </table:table-cell>
          <table:table-cell office:value-type="float" office:value="138" calcext:value-type="float">
            <text:p>138</text:p>
          </table:table-cell>
          <table:table-cell office:value-type="float" office:value="55210" calcext:value-type="float">
            <text:p>55210</text:p>
          </table:table-cell>
        </table:table-row>
        <table:table-row table:style-name="ro1">
          <table:table-cell office:value-type="float" office:value="38488131027732" calcext:value-type="float">
            <text:p>38488131027732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488136029701" calcext:value-type="float">
            <text:p>38488136029701</text:p>
          </table:table-cell>
          <table:table-cell office:value-type="float" office:value="120" calcext:value-type="float">
            <text:p>12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8488136050608" calcext:value-type="float">
            <text:p>384881360506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8203743340" calcext:value-type="float">
            <text:p>38488203743340</text:p>
          </table:table-cell>
          <table:table-cell office:value-type="float" office:value="108" calcext:value-type="float">
            <text:p>108</text:p>
          </table:table-cell>
          <table:table-cell office:value-type="float" office:value="51617" calcext:value-type="float">
            <text:p>51617</text:p>
          </table:table-cell>
        </table:table-row>
        <table:table-row table:style-name="ro1">
          <table:table-cell office:value-type="float" office:value="38488203934368" calcext:value-type="float">
            <text:p>3848820393436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8216133118" calcext:value-type="float">
            <text:p>38488216133118</text:p>
          </table:table-cell>
          <table:table-cell office:value-type="float" office:value="120" calcext:value-type="float">
            <text:p>120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float" office:value="38488277293088" calcext:value-type="float">
            <text:p>38488277293088</text:p>
          </table:table-cell>
          <table:table-cell office:value-type="float" office:value="110" calcext:value-type="float">
            <text:p>110</text:p>
          </table:table-cell>
          <table:table-cell office:value-type="float" office:value="46373" calcext:value-type="float">
            <text:p>46373</text:p>
          </table:table-cell>
        </table:table-row>
        <table:table-row table:style-name="ro1">
          <table:table-cell office:value-type="float" office:value="38488277487972" calcext:value-type="float">
            <text:p>38488277487972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88297168005" calcext:value-type="float">
            <text:p>38488297168005</text:p>
          </table:table-cell>
          <table:table-cell office:value-type="float" office:value="123" calcext:value-type="float">
            <text:p>123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float" office:value="38488297211817" calcext:value-type="float">
            <text:p>38488297211817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88302262572" calcext:value-type="float">
            <text:p>38488302262572</text:p>
          </table:table-cell>
          <table:table-cell office:value-type="float" office:value="108" calcext:value-type="float">
            <text:p>108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8488302312400" calcext:value-type="float">
            <text:p>3848830231240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488303698249" calcext:value-type="float">
            <text:p>38488303698249</text:p>
          </table:table-cell>
          <table:table-cell office:value-type="float" office:value="120" calcext:value-type="float">
            <text:p>12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8488349971520" calcext:value-type="float">
            <text:p>38488349971520</text:p>
          </table:table-cell>
          <table:table-cell office:value-type="float" office:value="112" calcext:value-type="float">
            <text:p>112</text:p>
          </table:table-cell>
          <table:table-cell office:value-type="float" office:value="33911" calcext:value-type="float">
            <text:p>33911</text:p>
          </table:table-cell>
        </table:table-row>
        <table:table-row table:style-name="ro1">
          <table:table-cell office:value-type="float" office:value="38488350154804" calcext:value-type="float">
            <text:p>38488350154804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488350164690" calcext:value-type="float">
            <text:p>3848835016469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8422643146" calcext:value-type="float">
            <text:p>38488422643146</text:p>
          </table:table-cell>
          <table:table-cell office:value-type="float" office:value="108" calcext:value-type="float">
            <text:p>108</text:p>
          </table:table-cell>
          <table:table-cell office:value-type="float" office:value="54060" calcext:value-type="float">
            <text:p>54060</text:p>
          </table:table-cell>
        </table:table-row>
        <table:table-row table:style-name="ro1">
          <table:table-cell office:value-type="float" office:value="38488422895356" calcext:value-type="float">
            <text:p>38488422895356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88430440341" calcext:value-type="float">
            <text:p>38488430440341</text:p>
          </table:table-cell>
          <table:table-cell office:value-type="float" office:value="117" calcext:value-type="float">
            <text:p>117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38488430470905" calcext:value-type="float">
            <text:p>3848843047090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488496483926" calcext:value-type="float">
            <text:p>38488496483926</text:p>
          </table:table-cell>
          <table:table-cell office:value-type="float" office:value="110" calcext:value-type="float">
            <text:p>110</text:p>
          </table:table-cell>
          <table:table-cell office:value-type="float" office:value="50103" calcext:value-type="float">
            <text:p>50103</text:p>
          </table:table-cell>
        </table:table-row>
        <table:table-row table:style-name="ro1">
          <table:table-cell office:value-type="float" office:value="38488496676256" calcext:value-type="float">
            <text:p>38488496676256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8496684462" calcext:value-type="float">
            <text:p>3848849668446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8511321898" calcext:value-type="float">
            <text:p>38488511321898</text:p>
          </table:table-cell>
          <table:table-cell office:value-type="float" office:value="108" calcext:value-type="float">
            <text:p>108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float" office:value="38488511350138" calcext:value-type="float">
            <text:p>38488511350138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488570169942" calcext:value-type="float">
            <text:p>38488570169942</text:p>
          </table:table-cell>
          <table:table-cell office:value-type="float" office:value="108" calcext:value-type="float">
            <text:p>108</text:p>
          </table:table-cell>
          <table:table-cell office:value-type="float" office:value="44743" calcext:value-type="float">
            <text:p>44743</text:p>
          </table:table-cell>
        </table:table-row>
        <table:table-row table:style-name="ro1">
          <table:table-cell office:value-type="float" office:value="38488570419348" calcext:value-type="float">
            <text:p>38488570419348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8592458216" calcext:value-type="float">
            <text:p>38488592458216</text:p>
          </table:table-cell>
          <table:table-cell office:value-type="float" office:value="110" calcext:value-type="float">
            <text:p>110</text:p>
          </table:table-cell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38488644150280" calcext:value-type="float">
            <text:p>38488644150280</text:p>
          </table:table-cell>
          <table:table-cell office:value-type="float" office:value="138" calcext:value-type="float">
            <text:p>138</text:p>
          </table:table-cell>
          <table:table-cell office:value-type="float" office:value="39417" calcext:value-type="float">
            <text:p>39417</text:p>
          </table:table-cell>
        </table:table-row>
        <table:table-row table:style-name="ro1">
          <table:table-cell office:value-type="float" office:value="38488644454122" calcext:value-type="float">
            <text:p>38488644454122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488672928940" calcext:value-type="float">
            <text:p>38488672928940</text:p>
          </table:table-cell>
          <table:table-cell office:value-type="float" office:value="108" calcext:value-type="float">
            <text:p>108</text:p>
          </table:table-cell>
          <table:table-cell office:value-type="float" office:value="21032" calcext:value-type="float">
            <text:p>21032</text:p>
          </table:table-cell>
        </table:table-row>
        <table:table-row table:style-name="ro1">
          <table:table-cell office:value-type="float" office:value="38488672948122" calcext:value-type="float">
            <text:p>3848867294812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8717135530" calcext:value-type="float">
            <text:p>38488717135530</text:p>
          </table:table-cell>
          <table:table-cell office:value-type="float" office:value="140" calcext:value-type="float">
            <text:p>140</text:p>
          </table:table-cell>
          <table:table-cell office:value-type="float" office:value="33688" calcext:value-type="float">
            <text:p>33688</text:p>
          </table:table-cell>
        </table:table-row>
        <table:table-row table:style-name="ro1">
          <table:table-cell office:value-type="float" office:value="38488717389546" calcext:value-type="float">
            <text:p>38488717389546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88717397764" calcext:value-type="float">
            <text:p>3848871739776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8753694916" calcext:value-type="float">
            <text:p>38488753694916</text:p>
          </table:table-cell>
          <table:table-cell office:value-type="float" office:value="120" calcext:value-type="float">
            <text:p>120</text:p>
          </table:table-cell>
          <table:table-cell office:value-type="float" office:value="26843" calcext:value-type="float">
            <text:p>26843</text:p>
          </table:table-cell>
        </table:table-row>
        <table:table-row table:style-name="ro1">
          <table:table-cell office:value-type="float" office:value="38488791152586" calcext:value-type="float">
            <text:p>38488791152586</text:p>
          </table:table-cell>
          <table:table-cell office:value-type="float" office:value="108" calcext:value-type="float">
            <text:p>108</text:p>
          </table:table-cell>
          <table:table-cell office:value-type="float" office:value="28093" calcext:value-type="float">
            <text:p>28093</text:p>
          </table:table-cell>
        </table:table-row>
        <table:table-row table:style-name="ro1">
          <table:table-cell office:value-type="float" office:value="38488791409528" calcext:value-type="float">
            <text:p>38488791409528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88834753488" calcext:value-type="float">
            <text:p>38488834753488</text:p>
          </table:table-cell>
          <table:table-cell office:value-type="float" office:value="108" calcext:value-type="float">
            <text:p>108</text:p>
          </table:table-cell>
          <table:table-cell office:value-type="float" office:value="32787" calcext:value-type="float">
            <text:p>32787</text:p>
          </table:table-cell>
        </table:table-row>
        <table:table-row table:style-name="ro1">
          <table:table-cell office:value-type="float" office:value="38488834820676" calcext:value-type="float">
            <text:p>3848883482067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88864918576" calcext:value-type="float">
            <text:p>38488864918576</text:p>
          </table:table-cell>
          <table:table-cell office:value-type="float" office:value="108" calcext:value-type="float">
            <text:p>108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float" office:value="38488865172168" calcext:value-type="float">
            <text:p>3848886517216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488938388920" calcext:value-type="float">
            <text:p>38488938388920</text:p>
          </table:table-cell>
          <table:table-cell office:value-type="float" office:value="120" calcext:value-type="float">
            <text:p>120</text:p>
          </table:table-cell>
          <table:table-cell office:value-type="float" office:value="55528" calcext:value-type="float">
            <text:p>55528</text:p>
          </table:table-cell>
        </table:table-row>
        <table:table-row table:style-name="ro1">
          <table:table-cell office:value-type="float" office:value="38488938594867" calcext:value-type="float">
            <text:p>38488938594867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488938603675" calcext:value-type="float">
            <text:p>384889386036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9011071560" calcext:value-type="float">
            <text:p>38489011071560</text:p>
          </table:table-cell>
          <table:table-cell office:value-type="float" office:value="110" calcext:value-type="float">
            <text:p>110</text:p>
          </table:table-cell>
          <table:table-cell office:value-type="float" office:value="55355" calcext:value-type="float">
            <text:p>55355</text:p>
          </table:table-cell>
        </table:table-row>
        <table:table-row table:style-name="ro1">
          <table:table-cell office:value-type="float" office:value="38489011267722" calcext:value-type="float">
            <text:p>38489011267722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9011277104" calcext:value-type="float">
            <text:p>3848901127710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89083987574" calcext:value-type="float">
            <text:p>38489083987574</text:p>
          </table:table-cell>
          <table:table-cell office:value-type="float" office:value="110" calcext:value-type="float">
            <text:p>110</text:p>
          </table:table-cell>
          <table:table-cell office:value-type="float" office:value="55574" calcext:value-type="float">
            <text:p>55574</text:p>
          </table:table-cell>
        </table:table-row>
        <table:table-row table:style-name="ro1">
          <table:table-cell office:value-type="float" office:value="38489084245340" calcext:value-type="float">
            <text:p>3848908424534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9156374586" calcext:value-type="float">
            <text:p>38489156374586</text:p>
          </table:table-cell>
          <table:table-cell office:value-type="float" office:value="110" calcext:value-type="float">
            <text:p>110</text:p>
          </table:table-cell>
          <table:table-cell office:value-type="float" office:value="55137" calcext:value-type="float">
            <text:p>55137</text:p>
          </table:table-cell>
        </table:table-row>
        <table:table-row table:style-name="ro1">
          <table:table-cell office:value-type="float" office:value="38489156631136" calcext:value-type="float">
            <text:p>3848915663113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9229239544" calcext:value-type="float">
            <text:p>38489229239544</text:p>
          </table:table-cell>
          <table:table-cell office:value-type="float" office:value="108" calcext:value-type="float">
            <text:p>108</text:p>
          </table:table-cell>
          <table:table-cell office:value-type="float" office:value="54594" calcext:value-type="float">
            <text:p>54594</text:p>
          </table:table-cell>
        </table:table-row>
        <table:table-row table:style-name="ro1">
          <table:table-cell office:value-type="float" office:value="38489229260588" calcext:value-type="float">
            <text:p>3848922926058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9229507144" calcext:value-type="float">
            <text:p>38489229507144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489301460254" calcext:value-type="float">
            <text:p>38489301460254</text:p>
          </table:table-cell>
          <table:table-cell office:value-type="float" office:value="180" calcext:value-type="float">
            <text:p>180</text:p>
          </table:table-cell>
          <table:table-cell office:value-type="float" office:value="55069" calcext:value-type="float">
            <text:p>55069</text:p>
          </table:table-cell>
        </table:table-row>
        <table:table-row table:style-name="ro1">
          <table:table-cell office:value-type="float" office:value="38489301717716" calcext:value-type="float">
            <text:p>3848930171771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9374340108" calcext:value-type="float">
            <text:p>38489374340108</text:p>
          </table:table-cell>
          <table:table-cell office:value-type="float" office:value="158" calcext:value-type="float">
            <text:p>158</text:p>
          </table:table-cell>
          <table:table-cell office:value-type="float" office:value="55039" calcext:value-type="float">
            <text:p>55039</text:p>
          </table:table-cell>
        </table:table-row>
        <table:table-row table:style-name="ro1">
          <table:table-cell office:value-type="float" office:value="38489374594660" calcext:value-type="float">
            <text:p>3848937459466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89447612062" calcext:value-type="float">
            <text:p>38489447612062</text:p>
          </table:table-cell>
          <table:table-cell office:value-type="float" office:value="108" calcext:value-type="float">
            <text:p>108</text:p>
          </table:table-cell>
          <table:table-cell office:value-type="float" office:value="55414" calcext:value-type="float">
            <text:p>55414</text:p>
          </table:table-cell>
        </table:table-row>
        <table:table-row table:style-name="ro1">
          <table:table-cell office:value-type="float" office:value="38489447871474" calcext:value-type="float">
            <text:p>38489447871474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9519985586" calcext:value-type="float">
            <text:p>38489519985586</text:p>
          </table:table-cell>
          <table:table-cell office:value-type="float" office:value="128" calcext:value-type="float">
            <text:p>128</text:p>
          </table:table-cell>
          <table:table-cell office:value-type="float" office:value="55607" calcext:value-type="float">
            <text:p>55607</text:p>
          </table:table-cell>
        </table:table-row>
        <table:table-row table:style-name="ro1">
          <table:table-cell office:value-type="float" office:value="38489520232086" calcext:value-type="float">
            <text:p>3848952023208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89592315458" calcext:value-type="float">
            <text:p>38489592315458</text:p>
          </table:table-cell>
          <table:table-cell office:value-type="float" office:value="110" calcext:value-type="float">
            <text:p>110</text:p>
          </table:table-cell>
          <table:table-cell office:value-type="float" office:value="55734" calcext:value-type="float">
            <text:p>55734</text:p>
          </table:table-cell>
        </table:table-row>
        <table:table-row table:style-name="ro1">
          <table:table-cell office:value-type="float" office:value="38489592563162" calcext:value-type="float">
            <text:p>3848959256316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89664625436" calcext:value-type="float">
            <text:p>38489664625436</text:p>
          </table:table-cell>
          <table:table-cell office:value-type="float" office:value="108" calcext:value-type="float">
            <text:p>108</text:p>
          </table:table-cell>
          <table:table-cell office:value-type="float" office:value="54962" calcext:value-type="float">
            <text:p>54962</text:p>
          </table:table-cell>
        </table:table-row>
        <table:table-row table:style-name="ro1">
          <table:table-cell office:value-type="float" office:value="38489664872798" calcext:value-type="float">
            <text:p>38489664872798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89664880896" calcext:value-type="float">
            <text:p>3848966488089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9712234702" calcext:value-type="float">
            <text:p>38489712234702</text:p>
          </table:table-cell>
          <table:table-cell office:value-type="float" office:value="129" calcext:value-type="float">
            <text:p>129</text:p>
          </table:table-cell>
          <table:table-cell office:value-type="float" office:value="34816" calcext:value-type="float">
            <text:p>34816</text:p>
          </table:table-cell>
        </table:table-row>
        <table:table-row table:style-name="ro1">
          <table:table-cell office:value-type="float" office:value="38489712347826" calcext:value-type="float">
            <text:p>38489712347826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8489714549703" calcext:value-type="float">
            <text:p>38489714549703</text:p>
          </table:table-cell>
          <table:table-cell office:value-type="float" office:value="129" calcext:value-type="float">
            <text:p>129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38489714597604" calcext:value-type="float">
            <text:p>38489714597604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89714646633" calcext:value-type="float">
            <text:p>38489714646633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89717276214" calcext:value-type="float">
            <text:p>38489717276214</text:p>
          </table:table-cell>
          <table:table-cell office:value-type="float" office:value="132" calcext:value-type="float">
            <text:p>13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38489717360646" calcext:value-type="float">
            <text:p>38489717360646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489737347363" calcext:value-type="float">
            <text:p>38489737347363</text:p>
          </table:table-cell>
          <table:table-cell office:value-type="float" office:value="120" calcext:value-type="float">
            <text:p>120</text:p>
          </table:table-cell>
          <table:table-cell office:value-type="float" office:value="14646" calcext:value-type="float">
            <text:p>14646</text:p>
          </table:table-cell>
        </table:table-row>
        <table:table-row table:style-name="ro1">
          <table:table-cell office:value-type="float" office:value="38489737618761" calcext:value-type="float">
            <text:p>38489737618761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489764599909" calcext:value-type="float">
            <text:p>38489764599909</text:p>
          </table:table-cell>
          <table:table-cell office:value-type="float" office:value="120" calcext:value-type="float">
            <text:p>120</text:p>
          </table:table-cell>
          <table:table-cell office:value-type="float" office:value="20037" calcext:value-type="float">
            <text:p>20037</text:p>
          </table:table-cell>
        </table:table-row>
        <table:table-row table:style-name="ro1">
          <table:table-cell office:value-type="float" office:value="38489810690586" calcext:value-type="float">
            <text:p>38489810690586</text:p>
          </table:table-cell>
          <table:table-cell office:value-type="float" office:value="108" calcext:value-type="float">
            <text:p>108</text:p>
          </table:table-cell>
          <table:table-cell office:value-type="float" office:value="34681" calcext:value-type="float">
            <text:p>34681</text:p>
          </table:table-cell>
        </table:table-row>
        <table:table-row table:style-name="ro1">
          <table:table-cell office:value-type="float" office:value="38489810958442" calcext:value-type="float">
            <text:p>38489810958442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489883630736" calcext:value-type="float">
            <text:p>38489883630736</text:p>
          </table:table-cell>
          <table:table-cell office:value-type="float" office:value="108" calcext:value-type="float">
            <text:p>108</text:p>
          </table:table-cell>
          <table:table-cell office:value-type="float" office:value="54692" calcext:value-type="float">
            <text:p>54692</text:p>
          </table:table-cell>
        </table:table-row>
        <table:table-row table:style-name="ro1">
          <table:table-cell office:value-type="float" office:value="38489883890044" calcext:value-type="float">
            <text:p>38489883890044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89956563624" calcext:value-type="float">
            <text:p>38489956563624</text:p>
          </table:table-cell>
          <table:table-cell office:value-type="float" office:value="120" calcext:value-type="float">
            <text:p>120</text:p>
          </table:table-cell>
          <table:table-cell office:value-type="float" office:value="47308" calcext:value-type="float">
            <text:p>47308</text:p>
          </table:table-cell>
        </table:table-row>
        <table:table-row table:style-name="ro1">
          <table:table-cell office:value-type="float" office:value="38489956756227" calcext:value-type="float">
            <text:p>384899567562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90028701046" calcext:value-type="float">
            <text:p>38490028701046</text:p>
          </table:table-cell>
          <table:table-cell office:value-type="float" office:value="108" calcext:value-type="float">
            <text:p>108</text:p>
          </table:table-cell>
          <table:table-cell office:value-type="float" office:value="54354" calcext:value-type="float">
            <text:p>54354</text:p>
          </table:table-cell>
        </table:table-row>
        <table:table-row table:style-name="ro1">
          <table:table-cell office:value-type="float" office:value="38490028959330" calcext:value-type="float">
            <text:p>38490028959330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490101094946" calcext:value-type="float">
            <text:p>38490101094946</text:p>
          </table:table-cell>
          <table:table-cell office:value-type="float" office:value="108" calcext:value-type="float">
            <text:p>108</text:p>
          </table:table-cell>
          <table:table-cell office:value-type="float" office:value="55520" calcext:value-type="float">
            <text:p>55520</text:p>
          </table:table-cell>
        </table:table-row>
        <table:table-row table:style-name="ro1">
          <table:table-cell office:value-type="float" office:value="38490101356318" calcext:value-type="float">
            <text:p>38490101356318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90173445328" calcext:value-type="float">
            <text:p>38490173445328</text:p>
          </table:table-cell>
          <table:table-cell office:value-type="float" office:value="108" calcext:value-type="float">
            <text:p>108</text:p>
          </table:table-cell>
          <table:table-cell office:value-type="float" office:value="55261" calcext:value-type="float">
            <text:p>55261</text:p>
          </table:table-cell>
        </table:table-row>
        <table:table-row table:style-name="ro1">
          <table:table-cell office:value-type="float" office:value="38490173703896" calcext:value-type="float">
            <text:p>3849017370389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90190904772" calcext:value-type="float">
            <text:p>38490190904772</text:p>
          </table:table-cell>
          <table:table-cell office:value-type="float" office:value="140" calcext:value-type="float">
            <text:p>140</text:p>
          </table:table-cell>
          <table:table-cell office:value-type="float" office:value="12575" calcext:value-type="float">
            <text:p>12575</text:p>
          </table:table-cell>
        </table:table-row>
        <table:table-row table:style-name="ro1">
          <table:table-cell office:value-type="float" office:value="38490192407145" calcext:value-type="float">
            <text:p>38490192407145</text:p>
          </table:table-cell>
          <table:table-cell office:value-type="float" office:value="138" calcext:value-type="float">
            <text:p>13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8490246187436" calcext:value-type="float">
            <text:p>38490246187436</text:p>
          </table:table-cell>
          <table:table-cell office:value-type="float" office:value="152" calcext:value-type="float">
            <text:p>152</text:p>
          </table:table-cell>
          <table:table-cell office:value-type="float" office:value="39374" calcext:value-type="float">
            <text:p>39374</text:p>
          </table:table-cell>
        </table:table-row>
        <table:table-row table:style-name="ro1">
          <table:table-cell office:value-type="float" office:value="38490246431544" calcext:value-type="float">
            <text:p>38490246431544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490319418968" calcext:value-type="float">
            <text:p>38490319418968</text:p>
          </table:table-cell>
          <table:table-cell office:value-type="float" office:value="108" calcext:value-type="float">
            <text:p>108</text:p>
          </table:table-cell>
          <table:table-cell office:value-type="float" office:value="54343" calcext:value-type="float">
            <text:p>54343</text:p>
          </table:table-cell>
        </table:table-row>
        <table:table-row table:style-name="ro1">
          <table:table-cell office:value-type="float" office:value="38490319682052" calcext:value-type="float">
            <text:p>38490319682052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490327123759" calcext:value-type="float">
            <text:p>38490327123759</text:p>
          </table:table-cell>
          <table:table-cell office:value-type="float" office:value="120" calcext:value-type="float">
            <text:p>120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38490327149730" calcext:value-type="float">
            <text:p>38490327149730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90391800650" calcext:value-type="float">
            <text:p>38490391800650</text:p>
          </table:table-cell>
          <table:table-cell office:value-type="float" office:value="110" calcext:value-type="float">
            <text:p>110</text:p>
          </table:table-cell>
          <table:table-cell office:value-type="float" office:value="48284" calcext:value-type="float">
            <text:p>48284</text:p>
          </table:table-cell>
        </table:table-row>
        <table:table-row table:style-name="ro1">
          <table:table-cell office:value-type="float" office:value="38490392091214" calcext:value-type="float">
            <text:p>38490392091214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8490408375456" calcext:value-type="float">
            <text:p>38490408375456</text:p>
          </table:table-cell>
          <table:table-cell office:value-type="float" office:value="110" calcext:value-type="float">
            <text:p>110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38490408427509" calcext:value-type="float">
            <text:p>38490408427509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90466109892" calcext:value-type="float">
            <text:p>38490466109892</text:p>
          </table:table-cell>
          <table:table-cell office:value-type="float" office:value="108" calcext:value-type="float">
            <text:p>108</text:p>
          </table:table-cell>
          <table:table-cell office:value-type="float" office:value="43733" calcext:value-type="float">
            <text:p>43733</text:p>
          </table:table-cell>
        </table:table-row>
        <table:table-row table:style-name="ro1">
          <table:table-cell office:value-type="float" office:value="38490466372074" calcext:value-type="float">
            <text:p>38490466372074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490489669906" calcext:value-type="float">
            <text:p>38490489669906</text:p>
          </table:table-cell>
          <table:table-cell office:value-type="float" office:value="170" calcext:value-type="float">
            <text:p>170</text:p>
          </table:table-cell>
          <table:table-cell office:value-type="float" office:value="17468" calcext:value-type="float">
            <text:p>17468</text:p>
          </table:table-cell>
        </table:table-row>
        <table:table-row table:style-name="ro1">
          <table:table-cell office:value-type="float" office:value="38490489746556" calcext:value-type="float">
            <text:p>3849048974655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90540083712" calcext:value-type="float">
            <text:p>38490540083712</text:p>
          </table:table-cell>
          <table:table-cell office:value-type="float" office:value="108" calcext:value-type="float">
            <text:p>108</text:p>
          </table:table-cell>
          <table:table-cell office:value-type="float" office:value="37886" calcext:value-type="float">
            <text:p>37886</text:p>
          </table:table-cell>
        </table:table-row>
        <table:table-row table:style-name="ro1">
          <table:table-cell office:value-type="float" office:value="38490540341734" calcext:value-type="float">
            <text:p>38490540341734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490568759104" calcext:value-type="float">
            <text:p>38490568759104</text:p>
          </table:table-cell>
          <table:table-cell office:value-type="float" office:value="108" calcext:value-type="float">
            <text:p>108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1">
          <table:table-cell office:value-type="float" office:value="38490568821909" calcext:value-type="float">
            <text:p>3849056882190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490614400110" calcext:value-type="float">
            <text:p>38490614400110</text:p>
          </table:table-cell>
          <table:table-cell office:value-type="float" office:value="108" calcext:value-type="float">
            <text:p>108</text:p>
          </table:table-cell>
          <table:table-cell office:value-type="float" office:value="34392" calcext:value-type="float">
            <text:p>34392</text:p>
          </table:table-cell>
        </table:table-row>
        <table:table-row table:style-name="ro1">
          <table:table-cell office:value-type="float" office:value="38490614659674" calcext:value-type="float">
            <text:p>38490614659674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490614667204" calcext:value-type="float">
            <text:p>3849061466720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90648097496" calcext:value-type="float">
            <text:p>38490648097496</text:p>
          </table:table-cell>
          <table:table-cell office:value-type="float" office:value="110" calcext:value-type="float">
            <text:p>110</text:p>
          </table:table-cell>
          <table:table-cell office:value-type="float" office:value="25240" calcext:value-type="float">
            <text:p>25240</text:p>
          </table:table-cell>
        </table:table-row>
        <table:table-row table:style-name="ro1">
          <table:table-cell office:value-type="float" office:value="38490648148548" calcext:value-type="float">
            <text:p>38490648148548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90687539254" calcext:value-type="float">
            <text:p>38490687539254</text:p>
          </table:table-cell>
          <table:table-cell office:value-type="float" office:value="122" calcext:value-type="float">
            <text:p>122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float" office:value="38490687561650" calcext:value-type="float">
            <text:p>384906875616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90687823332" calcext:value-type="float">
            <text:p>38490687823332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490729433508" calcext:value-type="float">
            <text:p>38490729433508</text:p>
          </table:table-cell>
          <table:table-cell office:value-type="float" office:value="108" calcext:value-type="float">
            <text:p>108</text:p>
          </table:table-cell>
          <table:table-cell office:value-type="float" office:value="30982" calcext:value-type="float">
            <text:p>30982</text:p>
          </table:table-cell>
        </table:table-row>
        <table:table-row table:style-name="ro1">
          <table:table-cell office:value-type="float" office:value="38490729481844" calcext:value-type="float">
            <text:p>38490729481844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00:42:46.451882221</dc:date>
    <meta:document-statistic meta:table-count="1" meta:cell-count="166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95cm" svg:height="13.548cm" xlink:href=".." xlink:type="simple" chart:class="chart:scatter" chart:style-name="ch1">
        <chart:legend chart:legend-position="end" svg:x="30.431cm" svg:y="6.475cm" style:legend-expansion="high" chart:style-name="ch2"/>
        <chart:plot-area chart:style-name="ch3" table:cell-range-address="Sheet1.A2:Sheet1.B847 Sheet1.B1:Sheet1.B1" chart:data-source-has-labels="row" svg:x="0.669cm" svg:y="0.27cm" svg:width="29.093cm" svg:height="13.008cm">
          <chartooo:coordinate-region svg:x="1.966cm" svg:y="0.469cm" svg:width="26.498cm" svg:height="12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47" chart:label-cell-address="Sheet1.B1:Sheet1.B1" chart:class="chart:scatter">
            <chart:domain table:cell-range-address="Sheet1.A2:Sheet1.A847"/>
            <chart:data-point chart:repeated="8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75887333184">
                <text:p>38475887333184</text:p>
                <draw:g>
                  <svg:desc>Sheet1.A2:Sheet1.A847</svg:desc>
                </draw:g>
              </table:table-cell>
              <table:table-cell office:value-type="float" office:value="120">
                <text:p>120</text:p>
                <draw:g>
                  <svg:desc>Sheet1.B2:Sheet1.B8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75887517291">
                <text:p>384758875172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75961676070">
                <text:p>384759616760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75961933611">
                <text:p>384759619336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76033826121">
                <text:p>38476033826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76034015829">
                <text:p>384760340158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76105795420">
                <text:p>384761057954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76106040554">
                <text:p>384761060405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76178071124">
                <text:p>38476178071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76178316810">
                <text:p>384761783168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76250157394">
                <text:p>384762501573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76250403270">
                <text:p>384762504032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76322292741">
                <text:p>384763222927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76322478735">
                <text:p>384763224787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76394344646">
                <text:p>384763943446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76394591776">
                <text:p>384763945917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76466609750">
                <text:p>384764666097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476466843862">
                <text:p>384764668438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476538757046">
                <text:p>384765387570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76538996314">
                <text:p>384765389963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476610908710">
                <text:p>384766109087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76611141092">
                <text:p>384766111410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476683027674">
                <text:p>384766830276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76683258896">
                <text:p>384766832588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76755151136">
                <text:p>38476755151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76755385208">
                <text:p>38476755385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76829458546">
                <text:p>384768294585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76829692006">
                <text:p>384768296920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476903828232">
                <text:p>384769038282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76904062040">
                <text:p>384769040620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476975937572">
                <text:p>384769759375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76976204490">
                <text:p>384769762044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477048074932">
                <text:p>384770480749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77048315220">
                <text:p>38477048315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77109774510">
                <text:p>38477109774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77110132695">
                <text:p>384771101326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77120592195">
                <text:p>38477120592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77120813142">
                <text:p>384771208131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77120821707">
                <text:p>384771208217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77192983452">
                <text:p>384771929834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77193282456">
                <text:p>384771932824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77265595000">
                <text:p>38477265595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477265829064">
                <text:p>384772658290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77338245052">
                <text:p>384773382450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77338499854">
                <text:p>384773384998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77410498698">
                <text:p>3847741049869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77410747072">
                <text:p>384774107470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77482712742">
                <text:p>384774827127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77482960368">
                <text:p>38477482960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77495186588">
                <text:p>38477495186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77495380044">
                <text:p>384774953800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77495511972">
                <text:p>384774955119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77555839286">
                <text:p>384775558392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77556114418">
                <text:p>384775561144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77628597874">
                <text:p>384776285978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77628846234">
                <text:p>384776288462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77702424404">
                <text:p>384777024244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77702675232">
                <text:p>384777026752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77702683526">
                <text:p>384777026835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77775772910">
                <text:p>384777757729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77776035002">
                <text:p>384777760350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77849549460">
                <text:p>384778495494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7849804290">
                <text:p>384778498042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77855303424">
                <text:p>384778553034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77855616933">
                <text:p>384778556169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77923189968">
                <text:p>384779231899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77923454254">
                <text:p>3847792345425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77996870554">
                <text:p>384779968705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77997134754">
                <text:p>384779971347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78070647219">
                <text:p>384780706472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78070668999">
                <text:p>38478070668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78070854165">
                <text:p>384780708541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78143991678">
                <text:p>384781439916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78144261554">
                <text:p>384781442615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78206147136">
                <text:p>38478206147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78206177708">
                <text:p>384782061777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78206497700">
                <text:p>384782064977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78216611997">
                <text:p>384782166119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78216634689">
                <text:p>384782166346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78216825048">
                <text:p>384782168250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78290485142">
                <text:p>38478290485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78290690404">
                <text:p>384782906904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78362557430">
                <text:p>384783625574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78362828170">
                <text:p>38478362828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78435553442">
                <text:p>38478435553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78435575728">
                <text:p>38478435575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78435819500">
                <text:p>38478435819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78508110348">
                <text:p>384785081103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78508380128">
                <text:p>38478508380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78559148505">
                <text:p>384785591485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78559475559">
                <text:p>384785594755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78581567416">
                <text:p>384785815674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78581836550">
                <text:p>384785818365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78654289860">
                <text:p>384786542898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78654312384">
                <text:p>384786543123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78654554562">
                <text:p>384786545545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78654562352">
                <text:p>384786545623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78727131152">
                <text:p>38478727131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78727153160">
                <text:p>384787271531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78727400944">
                <text:p>384787274009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78799956094">
                <text:p>384787999560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78800225984">
                <text:p>384788002259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78872714524">
                <text:p>384788727145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78872736596">
                <text:p>384788727365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78872985872">
                <text:p>384788729858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78907678560">
                <text:p>384789076785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78907714905">
                <text:p>384789077149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478946649106">
                <text:p>38478946649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78946670048">
                <text:p>384789466700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78946921316">
                <text:p>384789469213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479019608734">
                <text:p>384790196087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479019631669">
                <text:p>3847901963166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479019813334">
                <text:p>384790198133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479019821773">
                <text:p>384790198217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479092345520">
                <text:p>384790923455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479092367402">
                <text:p>384790923674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479092616046">
                <text:p>384790926160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479165167210">
                <text:p>384791651672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79165189566">
                <text:p>384791651895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479165436896">
                <text:p>384791654368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79238249386">
                <text:p>384792382493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479238516622">
                <text:p>384792385166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79255805156">
                <text:p>3847925580515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479256130862">
                <text:p>384792561308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79256188671">
                <text:p>384792561886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479311868074">
                <text:p>384793118680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479312133718">
                <text:p>384793121337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479384667830">
                <text:p>384793846678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479384935104">
                <text:p>38479384935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479457787580">
                <text:p>384794577875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479457809270">
                <text:p>384794578092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479458050432">
                <text:p>384794580504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479530097186">
                <text:p>384795300971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479530425702">
                <text:p>384795304257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479601955424">
                <text:p>384796019554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479602261588">
                <text:p>384796022615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479602280008">
                <text:p>384796022800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479602456102">
                <text:p>384796024561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479674376364">
                <text:p>384796743763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479674643898">
                <text:p>384796746438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479746575150">
                <text:p>38479746575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479746842706">
                <text:p>384797468427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479819404192">
                <text:p>384798194041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479819671332">
                <text:p>384798196713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479891803116">
                <text:p>384798918031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479892061110">
                <text:p>384798920611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479964119326">
                <text:p>384799641193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479964381562">
                <text:p>384799643815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480036441510">
                <text:p>384800364415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480036706812">
                <text:p>384800367068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480108871882">
                <text:p>384801088718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480109129216">
                <text:p>384801091292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480181257514">
                <text:p>384801812575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480181564122">
                <text:p>38480181564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480253698964">
                <text:p>384802536989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480253969184">
                <text:p>38480253969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480326036214">
                <text:p>384803260362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480326299410">
                <text:p>38480326299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480398476230">
                <text:p>384803984762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480398741222">
                <text:p>384803987412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480470778924">
                <text:p>384804707789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480471044364">
                <text:p>384804710443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480543228288">
                <text:p>384805432282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480543488126">
                <text:p>384805434881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480615529726">
                <text:p>384806155297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480615790122">
                <text:p>38480615790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480687917434">
                <text:p>384806879174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80688177212">
                <text:p>384806881772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80760137400">
                <text:p>384807601374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480760386352">
                <text:p>384807603863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480832484428">
                <text:p>384808324844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480832734348">
                <text:p>384808327343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480904889526">
                <text:p>384809048895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80905133154">
                <text:p>38480905133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480977124674">
                <text:p>384809771246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80977366842">
                <text:p>384809773668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481049385852">
                <text:p>384810493858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481049621550">
                <text:p>384810496215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81121646408">
                <text:p>384811216464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81121886528">
                <text:p>384811218865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481193923690">
                <text:p>384811939236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481194161668">
                <text:p>384811941616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81266186814">
                <text:p>384812661868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481266432426">
                <text:p>384812664324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81338424042">
                <text:p>384813384240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481338665344">
                <text:p>384813386653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481412815016">
                <text:p>384814128150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481413057048">
                <text:p>384814130570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481485061048">
                <text:p>384814850610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81485306656">
                <text:p>384814853066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481557082242">
                <text:p>384815570822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81557325636">
                <text:p>38481557325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481629145494">
                <text:p>38481629145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481629386898">
                <text:p>384816293868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481701425164">
                <text:p>384817014251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481701671068">
                <text:p>384817016710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481773713252">
                <text:p>384817737132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481773953430">
                <text:p>384817739534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481845957766">
                <text:p>384818459577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481846220052">
                <text:p>384818462200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481918243882">
                <text:p>384819182438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481918492254">
                <text:p>384819184922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481918500138">
                <text:p>384819185001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81990522480">
                <text:p>38481990522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81990716190">
                <text:p>384819907161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82063119348">
                <text:p>384820631193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482063368820">
                <text:p>384820633688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482135857806">
                <text:p>384821358578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482135877182">
                <text:p>384821358771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482136107284">
                <text:p>384821361072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482136115186">
                <text:p>384821361151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482208159228">
                <text:p>384822081592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482208409346">
                <text:p>384822084093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482280683584">
                <text:p>38482280683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482280927848">
                <text:p>384822809278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482353320356">
                <text:p>384823533203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482353569194">
                <text:p>384823535691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482425564494">
                <text:p>384824255644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482425811782">
                <text:p>384824258117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482497852504">
                <text:p>384824978525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482498107236">
                <text:p>384824981072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482570037412">
                <text:p>384825700374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482570289674">
                <text:p>384825702896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482642410240">
                <text:p>384826424102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482642654646">
                <text:p>384826426546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482714695636">
                <text:p>384827146956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482714944282">
                <text:p>384827149442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482786989592">
                <text:p>384827869895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482787246054">
                <text:p>384827872460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482859341456">
                <text:p>384828593414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482859585962">
                <text:p>384828595859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482931618966">
                <text:p>384829316189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482931863870">
                <text:p>384829318638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483003791708">
                <text:p>384830037917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483004040282">
                <text:p>384830040402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483076071126">
                <text:p>384830760711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483076320254">
                <text:p>38483076320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483148078542">
                <text:p>384831480785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483148323232">
                <text:p>384831483232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483220313626">
                <text:p>384832203136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483220561302">
                <text:p>384832205613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483292537158">
                <text:p>384832925371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483292784698">
                <text:p>384832927846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483364884446">
                <text:p>384833648844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83365130054">
                <text:p>384833651300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483437062032">
                <text:p>384834370620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483437080474">
                <text:p>384834370804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483437371612">
                <text:p>384834373716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483509601188">
                <text:p>384835096011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483509860566">
                <text:p>384835098605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483582331736">
                <text:p>384835823317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483582587174">
                <text:p>384835825871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483655044588">
                <text:p>3848365504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483655300902">
                <text:p>384836553009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483727185660">
                <text:p>384837271856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483727434368">
                <text:p>38483727434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483799380922">
                <text:p>384837993809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483799625202">
                <text:p>38483799625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483871586496">
                <text:p>384838715864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483871827474">
                <text:p>384838718274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483945463446">
                <text:p>384839454634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483945707860">
                <text:p>384839457078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484017591660">
                <text:p>38484017591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484017855842">
                <text:p>384840178558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484070441082">
                <text:p>384840704410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484070511997">
                <text:p>384840705119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484071915121">
                <text:p>384840719151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484090189692">
                <text:p>384840901896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484090615908">
                <text:p>384840906159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484090627990">
                <text:p>384840906279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484163512586">
                <text:p>38484163512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484163944550">
                <text:p>384841639445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484163957382">
                <text:p>384841639573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484237750192">
                <text:p>384842377501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84238250404">
                <text:p>384842382504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484238262960">
                <text:p>384842382629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484310267342">
                <text:p>384843102673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484310763260">
                <text:p>38484310763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484310776388">
                <text:p>384843107763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484382689336">
                <text:p>384843826893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484382708356">
                <text:p>384843827083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484383184798">
                <text:p>384843831847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484383196704">
                <text:p>384843831967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484455161756">
                <text:p>384844551617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484455659286">
                <text:p>384844556592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484527521938">
                <text:p>384845275219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484527994436">
                <text:p>384845279944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484601832358">
                <text:p>3848460183235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484602367960">
                <text:p>38484602367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484675919380">
                <text:p>384846759193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484676392324">
                <text:p>384846763923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484676403906">
                <text:p>384846764039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484712474202">
                <text:p>384847124742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84712788363">
                <text:p>3848471278836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484730649966">
                <text:p>384847306499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484731084478">
                <text:p>384847310844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484731102202">
                <text:p>38484731102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484748648622">
                <text:p>384847486486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84748887652">
                <text:p>384847488876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484822063974">
                <text:p>3848482206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484822313582">
                <text:p>384848223135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484829707414">
                <text:p>384848297074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484829731444">
                <text:p>384848297314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484896260128">
                <text:p>38484896260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84896510494">
                <text:p>384848965104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484910944298">
                <text:p>384849109442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484910996620">
                <text:p>384849109966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484969508346">
                <text:p>384849695083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484969763488">
                <text:p>384849697634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84969771876">
                <text:p>384849697718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484991312708">
                <text:p>384849913127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484991369410">
                <text:p>384849913694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485043013168">
                <text:p>384850430131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485043264992">
                <text:p>38485043264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485072412078">
                <text:p>384850724120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485116948402">
                <text:p>384851169484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485117204866">
                <text:p>384851172048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485153106784">
                <text:p>384851531067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485153165614">
                <text:p>384851531656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485190447548">
                <text:p>384851904475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485190698892">
                <text:p>384851906988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485190707152">
                <text:p>38485190707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485264366700">
                <text:p>384852643667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85264634745">
                <text:p>384852646347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485338203622">
                <text:p>384853382036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485338445036">
                <text:p>384853384450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485412110780">
                <text:p>384854121107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485412360804">
                <text:p>384854123608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485486130122">
                <text:p>38485486130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485486396878">
                <text:p>384854863968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485560275908">
                <text:p>384855602759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485560521084">
                <text:p>384855605210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485634383164">
                <text:p>384856343831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485634622794">
                <text:p>384856346227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485708514280">
                <text:p>38485708514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485708785728">
                <text:p>38485708785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485782545696">
                <text:p>384857825456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85782764169">
                <text:p>38485782764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485856401054">
                <text:p>384858564010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485856569482">
                <text:p>384858565694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485929216774">
                <text:p>384859292167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485929485613">
                <text:p>384859294856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486001433358">
                <text:p>384860014333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486001682354">
                <text:p>384860016823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486074157080">
                <text:p>384860741570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486074402458">
                <text:p>38486074402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486147143706">
                <text:p>384861471437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486147389708">
                <text:p>384861473897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486220228612">
                <text:p>384862202286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486220477108">
                <text:p>38486220477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486293428704">
                <text:p>384862934287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486293668116">
                <text:p>38486293668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486366414748">
                <text:p>384863664147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486366600616">
                <text:p>384863666006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486438588830">
                <text:p>384864385888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486438838376">
                <text:p>384864388383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486512896584">
                <text:p>384865128965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486513139502">
                <text:p>384865131395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486586887736">
                <text:p>384865868877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486587127194">
                <text:p>384865871271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486661244936">
                <text:p>384866612449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486661509156">
                <text:p>38486661509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486690406058">
                <text:p>384866904060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486690480931">
                <text:p>384866904809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486691739779">
                <text:p>384866917397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486694468861">
                <text:p>3848669446886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486694684972">
                <text:p>384866946849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486713446957">
                <text:p>384867134469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486735088960">
                <text:p>38486735088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486735101320">
                <text:p>38486735101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486735271552">
                <text:p>38486735271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486807828505">
                <text:p>384868078285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486808017118">
                <text:p>38486808017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486808025806">
                <text:p>384868080258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486814365718">
                <text:p>384868143657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486814387495">
                <text:p>384868143874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486882119702">
                <text:p>384868821197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486882311188">
                <text:p>384868823111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486894780028">
                <text:p>384868947800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486894813624">
                <text:p>384868948136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486954731714">
                <text:p>384869547317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86954981396">
                <text:p>384869549813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86974707219">
                <text:p>384869747072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87028830286">
                <text:p>384870288302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87029080522">
                <text:p>384870290805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87033971196">
                <text:p>384870339711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487034008144">
                <text:p>38487034008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487035007171">
                <text:p>384870350071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487103151770">
                <text:p>384871031517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487103404090">
                <text:p>384871034040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487176319357">
                <text:p>384871763193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487176510001">
                <text:p>3848717651000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487182353908">
                <text:p>384871823539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487250478175">
                <text:p>384872504781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487250675950">
                <text:p>384872506759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487263225424">
                <text:p>384872632254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487324438454">
                <text:p>384873244384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487324693394">
                <text:p>384873246933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487343881796">
                <text:p>384873438817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487343948161">
                <text:p>384873439481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487396541250">
                <text:p>384873965412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487396790424">
                <text:p>38487396790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487396798690">
                <text:p>38487396798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487423504902">
                <text:p>384874235049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487423561870">
                <text:p>384874235618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487470405214">
                <text:p>38487470405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487470691240">
                <text:p>38487470691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487504604822">
                <text:p>384875046048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487504661143">
                <text:p>38487504661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487543819782">
                <text:p>384875438197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487544100106">
                <text:p>384875441001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7585663123">
                <text:p>38487585663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487585691884">
                <text:p>38487585691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487617329864">
                <text:p>384876173298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487617587538">
                <text:p>384876175875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487690746330">
                <text:p>384876907463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487691024170">
                <text:p>38487691024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487763535938">
                <text:p>384877635359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487763738168">
                <text:p>384877637381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487837068062">
                <text:p>384878370680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487837257294">
                <text:p>384878372572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487837265478">
                <text:p>384878372654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487911454858">
                <text:p>384879114548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487911644544">
                <text:p>38487911644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487911652968">
                <text:p>38487911652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487983910282">
                <text:p>384879839102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487983929712">
                <text:p>38487983929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487984101952">
                <text:p>384879841019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488023112460">
                <text:p>384880231124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488023165224">
                <text:p>384880231652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488024411839">
                <text:p>384880244118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488056684294">
                <text:p>384880566842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488056872760">
                <text:p>384880568727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488056881496">
                <text:p>384880568814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488130832810">
                <text:p>384881308328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488131027732">
                <text:p>384881310277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488136029701">
                <text:p>384881360297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488136050608">
                <text:p>384881360506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488203743340">
                <text:p>384882037433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488203934368">
                <text:p>38488203934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488216133118">
                <text:p>38488216133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488277293088">
                <text:p>384882772930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488277487972">
                <text:p>384882774879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488297168005">
                <text:p>384882971680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488297211817">
                <text:p>384882972118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488302262572">
                <text:p>384883022625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488302312400">
                <text:p>384883023124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488303698249">
                <text:p>384883036982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488349971520">
                <text:p>38488349971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488350154804">
                <text:p>384883501548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488350164690">
                <text:p>384883501646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488422643146">
                <text:p>38488422643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488422895356">
                <text:p>384884228953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488430440341">
                <text:p>384884304403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488430470905">
                <text:p>384884304709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488496483926">
                <text:p>384884964839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8488496676256">
                <text:p>384884966762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488496684462">
                <text:p>384884966844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488511321898">
                <text:p>384885113218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488511350138">
                <text:p>38488511350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488570169942">
                <text:p>384885701699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488570419348">
                <text:p>38488570419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488592458216">
                <text:p>384885924582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8488644150280">
                <text:p>38488644150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488644454122">
                <text:p>38488644454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488672928940">
                <text:p>384886729289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488672948122">
                <text:p>38488672948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488717135530">
                <text:p>384887171355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488717389546">
                <text:p>384887173895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488717397764">
                <text:p>384887173977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488753694916">
                <text:p>384887536949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488791152586">
                <text:p>38488791152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488791409528">
                <text:p>384887914095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488834753488">
                <text:p>384888347534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488834820676">
                <text:p>384888348206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488864918576">
                <text:p>38488864918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488865172168">
                <text:p>384888651721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488938388920">
                <text:p>384889383889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488938594867">
                <text:p>3848893859486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488938603675">
                <text:p>384889386036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489011071560">
                <text:p>384890110715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489011267722">
                <text:p>384890112677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489011277104">
                <text:p>38489011277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489083987574">
                <text:p>384890839875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489084245340">
                <text:p>38489084245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489156374586">
                <text:p>384891563745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489156631136">
                <text:p>384891566311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489229239544">
                <text:p>38489229239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489229260588">
                <text:p>384892292605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489229507144">
                <text:p>384892295071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489301460254">
                <text:p>384893014602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8489301717716">
                <text:p>384893017177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8489374340108">
                <text:p>384893743401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8489374594660">
                <text:p>384893745946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489447612062">
                <text:p>384894476120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489447871474">
                <text:p>38489447871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489519985586">
                <text:p>384895199855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8489520232086">
                <text:p>384895202320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8489592315458">
                <text:p>384895923154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489592563162">
                <text:p>384895925631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489664625436">
                <text:p>384896646254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8489664872798">
                <text:p>384896648727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8489664880896">
                <text:p>384896648808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489712234702">
                <text:p>384897122347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489712347826">
                <text:p>384897123478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489714549703">
                <text:p>384897145497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489714597604">
                <text:p>384897145976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489714646633">
                <text:p>384897146466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489717276214">
                <text:p>384897172762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489717360646">
                <text:p>384897173606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489737347363">
                <text:p>384897373473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489737618761">
                <text:p>384897376187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8489764599909">
                <text:p>384897645999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489810690586">
                <text:p>38489810690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8489810958442">
                <text:p>384898109584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489883630736">
                <text:p>384898836307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8489883890044">
                <text:p>384898838900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489956563624">
                <text:p>384899565636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8489956756227">
                <text:p>384899567562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8490028701046">
                <text:p>384900287010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8490028959330">
                <text:p>384900289593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490101094946">
                <text:p>384901010949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8490101356318">
                <text:p>384901013563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8490173445328">
                <text:p>384901734453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8490173703896">
                <text:p>384901737038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490190904772">
                <text:p>384901909047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490192407145">
                <text:p>384901924071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490246187436">
                <text:p>384902461874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8490246431544">
                <text:p>38490246431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490319418968">
                <text:p>38490319418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8490319682052">
                <text:p>384903196820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490327123759">
                <text:p>384903271237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8490327149730">
                <text:p>384903271497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490391800650">
                <text:p>38490391800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490392091214">
                <text:p>384903920912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8490408375456">
                <text:p>384904083754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490408427509">
                <text:p>384904084275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490466109892">
                <text:p>384904661098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490466372074">
                <text:p>384904663720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490489669906">
                <text:p>3849048966990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490489746556">
                <text:p>384904897465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490540083712">
                <text:p>38490540083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490540341734">
                <text:p>384905403417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490568759104">
                <text:p>38490568759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490568821909">
                <text:p>384905688219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490614400110">
                <text:p>38490614400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490614659674">
                <text:p>384906146596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490614667204">
                <text:p>384906146672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490648097496">
                <text:p>384906480974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490648148548">
                <text:p>384906481485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490687539254">
                <text:p>384906875392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490687561650">
                <text:p>38490687561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490687823332">
                <text:p>384906878233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8490729433508">
                <text:p>384907294335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490729481844">
                <text:p>384907294818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